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BusterD" svg:font-family="BusterD" style:font-family-generic="decorative" style:font-pitch="variable"/>
    <style:font-face style:name="Courier" svg:font-family="Courier" style:font-family-generic="modern"/>
    <style:font-face style:name="Courier New" svg:font-family="'Courier New'" style:font-family-generic="modern" style:font-pitch="fixed"/>
    <style:font-face style:name="HELVETICA" svg:font-family="HELVETIC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pentineDBol" svg:font-family="SerpentineDBol"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Header">
      <style:paragraph-properties>
        <style:tab-stops>
          <style:tab-stop style:position="15.503cm" style:type="right"/>
        </style:tab-stops>
      </style:paragraph-properties>
    </style:style>
    <style:style style:name="P2" style:family="paragraph" style:parent-style-name="Footer">
      <style:paragraph-properties fo:margin-top="0.635cm" fo:margin-bottom="0cm" style:contextual-spacing="false" fo:text-align="center" style:justify-single-word="false"/>
      <style:text-properties officeooo:paragraph-rsid="011395c9"/>
    </style:style>
    <style:style style:name="P3" style:family="paragraph" style:parent-style-name="Footer">
      <style:paragraph-properties fo:margin-top="0.635cm" fo:margin-bottom="0cm" style:contextual-spacing="false" fo:text-align="center" style:justify-single-word="false"/>
    </style:style>
    <style:style style:name="P4" style:family="paragraph" style:parent-style-name="Header">
      <style:paragraph-properties fo:margin-left="0cm" fo:margin-right="0.635cm" fo:text-indent="0cm" style:auto-text-indent="false">
        <style:tab-stops>
          <style:tab-stop style:position="15.503cm" style:type="right"/>
        </style:tab-stops>
      </style:paragraph-properties>
      <style:text-properties style:font-name="HELVETICA" fo:font-size="10pt" fo:font-weight="bold" style:font-size-asian="10pt" style:font-weight-asian="bold" style:font-name-complex="HELVETICA"/>
    </style:style>
    <style:style style:name="P5" style:family="paragraph" style:parent-style-name="Footer">
      <style:paragraph-properties fo:margin-top="0.635cm" fo:margin-bottom="0cm" style:contextual-spacing="false" fo:text-align="center" style:justify-single-word="false"/>
      <style:text-properties fo:language="en" fo:country="US"/>
    </style:style>
    <style:style style:name="P6" style:family="paragraph" style:parent-style-name="DokumentName">
      <style:text-properties fo:language="en" fo:country="US"/>
    </style:style>
    <style:style style:name="P7" style:family="paragraph" style:parent-style-name="Standard">
      <style:text-properties fo:language="en" fo:country="US" officeooo:rsid="00469b18" officeooo:paragraph-rsid="0071eec5"/>
    </style:style>
    <style:style style:name="P8" style:family="paragraph" style:parent-style-name="Standard">
      <style:text-properties fo:language="en" fo:country="US" officeooo:rsid="00469b18" officeooo:paragraph-rsid="011824f1"/>
    </style:style>
    <style:style style:name="P9" style:family="paragraph" style:parent-style-name="Standard">
      <style:text-properties fo:language="en" fo:country="US" officeooo:rsid="00469b18" officeooo:paragraph-rsid="0130fab2"/>
    </style:style>
    <style:style style:name="P10" style:family="paragraph" style:parent-style-name="Text">
      <style:text-properties fo:language="en" fo:country="US" officeooo:paragraph-rsid="00e80345"/>
    </style:style>
    <style:style style:name="P11" style:family="paragraph" style:parent-style-name="Standard">
      <style:text-properties fo:language="en" fo:country="US" officeooo:rsid="0117fbd7" officeooo:paragraph-rsid="0130fab2"/>
    </style:style>
    <style:style style:name="P12" style:family="paragraph" style:parent-style-name="Glossary">
      <style:text-properties fo:language="en" fo:country="US" officeooo:paragraph-rsid="015c8306"/>
    </style:style>
    <style:style style:name="P13" style:family="paragraph" style:parent-style-name="Glossary">
      <style:text-properties fo:language="en" fo:country="US" fo:font-weight="bold" officeooo:rsid="01600d5d" officeooo:paragraph-rsid="01619d1b" style:font-weight-asian="bold"/>
    </style:style>
    <style:style style:name="P14" style:family="paragraph" style:parent-style-name="Glossary">
      <style:text-properties fo:language="en" fo:country="US" officeooo:paragraph-rsid="01653e8c"/>
    </style:style>
    <style:style style:name="P15" style:family="paragraph" style:parent-style-name="Glossary">
      <style:text-properties fo:language="en" fo:country="US" fo:font-weight="normal" officeooo:rsid="0147ca6c" officeooo:paragraph-rsid="01653e8c" style:font-weight-asian="normal" style:font-weight-complex="normal"/>
    </style:style>
    <style:style style:name="P16" style:family="paragraph" style:parent-style-name="Standard">
      <style:paragraph-properties fo:margin-left="0cm" fo:margin-right="0cm" fo:text-align="start" style:justify-single-word="false" fo:text-indent="0cm" style:auto-text-indent="false"/>
      <style:text-properties fo:color="#000000" loext:opacity="100%" style:font-name="Times New Roman" fo:font-size="11pt" fo:language="en" fo:country="US" style:font-size-asian="11pt" style:font-size-complex="11pt"/>
    </style:style>
    <style:style style:name="P17" style:family="paragraph" style:parent-style-name="Standard">
      <style:paragraph-properties fo:margin-top="0.847cm" fo:margin-bottom="0cm" style:contextual-spacing="false" fo:line-height="150%" fo:text-align="center" style:justify-single-word="false"/>
      <style:text-properties fo:font-size="14pt" fo:language="en" fo:country="US" fo:font-style="italic" fo:font-weight="bold" style:font-size-asian="14pt" style:font-style-asian="italic" style:font-weight-asian="bold"/>
    </style:style>
    <style:style style:name="P18" style:family="paragraph" style:parent-style-name="Standard">
      <style:text-properties officeooo:rsid="00469b18" officeooo:paragraph-rsid="007493f2"/>
    </style:style>
    <style:style style:name="P19" style:family="paragraph" style:parent-style-name="Standard">
      <style:text-properties officeooo:rsid="00469b18" officeooo:paragraph-rsid="00786d57"/>
    </style:style>
    <style:style style:name="P20" style:family="paragraph" style:parent-style-name="Standard">
      <style:text-properties officeooo:rsid="00469b18" officeooo:paragraph-rsid="01093089"/>
    </style:style>
    <style:style style:name="P21" style:family="paragraph" style:parent-style-name="Standard">
      <style:text-properties officeooo:rsid="00469b18" officeooo:paragraph-rsid="0077ce47"/>
    </style:style>
    <style:style style:name="P22" style:family="paragraph" style:parent-style-name="Standard">
      <style:text-properties officeooo:rsid="00469b18" officeooo:paragraph-rsid="0119d0a1"/>
    </style:style>
    <style:style style:name="P23" style:family="paragraph" style:parent-style-name="Standard">
      <style:text-properties officeooo:rsid="00469b18" officeooo:paragraph-rsid="011b54fb"/>
    </style:style>
    <style:style style:name="P24" style:family="paragraph" style:parent-style-name="Standard">
      <style:text-properties officeooo:rsid="00469b18" officeooo:paragraph-rsid="011d3718"/>
    </style:style>
    <style:style style:name="P25" style:family="paragraph" style:parent-style-name="Standard">
      <style:text-properties officeooo:rsid="00469b18" officeooo:paragraph-rsid="01274cb0"/>
    </style:style>
    <style:style style:name="P26" style:family="paragraph" style:parent-style-name="Standard">
      <style:text-properties officeooo:rsid="00469b18" officeooo:paragraph-rsid="01279e30"/>
    </style:style>
    <style:style style:name="P27" style:family="paragraph" style:parent-style-name="Standard">
      <style:text-properties officeooo:rsid="00469b18" officeooo:paragraph-rsid="013454dd"/>
    </style:style>
    <style:style style:name="P28" style:family="paragraph" style:parent-style-name="Standard">
      <style:text-properties officeooo:rsid="00469b18" officeooo:paragraph-rsid="01357055"/>
    </style:style>
    <style:style style:name="P29" style:family="paragraph" style:parent-style-name="Standard">
      <style:text-properties officeooo:rsid="00469b18" officeooo:paragraph-rsid="013cc08a"/>
    </style:style>
    <style:style style:name="P30" style:family="paragraph" style:parent-style-name="Standard">
      <style:text-properties officeooo:rsid="00469b18" officeooo:paragraph-rsid="013f66ec"/>
    </style:style>
    <style:style style:name="P31" style:family="paragraph" style:parent-style-name="Standard">
      <style:text-properties officeooo:rsid="00469b18" officeooo:paragraph-rsid="0140a2d1"/>
    </style:style>
    <style:style style:name="P32" style:family="paragraph" style:parent-style-name="Standard">
      <style:text-properties officeooo:rsid="00469b18" officeooo:paragraph-rsid="0140f4c5"/>
    </style:style>
    <style:style style:name="P33" style:family="paragraph" style:parent-style-name="Standard">
      <style:text-properties officeooo:rsid="00469b18" officeooo:paragraph-rsid="01423987"/>
    </style:style>
    <style:style style:name="P34" style:family="paragraph" style:parent-style-name="Standard">
      <style:text-properties officeooo:rsid="00469b18" officeooo:paragraph-rsid="01478275"/>
    </style:style>
    <style:style style:name="P35" style:family="paragraph" style:parent-style-name="Standard">
      <style:text-properties officeooo:rsid="00469b18" officeooo:paragraph-rsid="0147ca6c"/>
    </style:style>
    <style:style style:name="P36" style:family="paragraph" style:parent-style-name="Standard">
      <style:text-properties officeooo:rsid="00469b18" officeooo:paragraph-rsid="014c3e72"/>
    </style:style>
    <style:style style:name="P37" style:family="paragraph" style:parent-style-name="Standard">
      <style:text-properties officeooo:rsid="00469b18" officeooo:paragraph-rsid="014e138a"/>
    </style:style>
    <style:style style:name="P38" style:family="paragraph" style:parent-style-name="Standard">
      <style:text-properties officeooo:rsid="00469b18" officeooo:paragraph-rsid="015076e1"/>
    </style:style>
    <style:style style:name="P39" style:family="paragraph" style:parent-style-name="Standard">
      <style:text-properties officeooo:rsid="00469b18" officeooo:paragraph-rsid="0150e79c"/>
    </style:style>
    <style:style style:name="P40" style:family="paragraph" style:parent-style-name="Standard">
      <style:text-properties officeooo:rsid="00469b18" officeooo:paragraph-rsid="015100d4"/>
    </style:style>
    <style:style style:name="P41" style:family="paragraph" style:parent-style-name="Standard">
      <style:text-properties officeooo:rsid="00469b18" officeooo:paragraph-rsid="015139f3"/>
    </style:style>
    <style:style style:name="P42" style:family="paragraph" style:parent-style-name="Standard">
      <style:text-properties officeooo:rsid="00469b18" officeooo:paragraph-rsid="01538ac7"/>
    </style:style>
    <style:style style:name="P43" style:family="paragraph" style:parent-style-name="Standard">
      <style:text-properties officeooo:rsid="00469b18" officeooo:paragraph-rsid="01550795"/>
    </style:style>
    <style:style style:name="P44" style:family="paragraph" style:parent-style-name="Standard">
      <style:text-properties officeooo:rsid="00469b18" officeooo:paragraph-rsid="0156c41f"/>
    </style:style>
    <style:style style:name="P45" style:family="paragraph" style:parent-style-name="Standard">
      <style:text-properties officeooo:rsid="00469b18" officeooo:paragraph-rsid="0157c1ae"/>
    </style:style>
    <style:style style:name="P46" style:family="paragraph" style:parent-style-name="Standard">
      <style:text-properties officeooo:rsid="00469b18" officeooo:paragraph-rsid="0159c78e"/>
    </style:style>
    <style:style style:name="P47" style:family="paragraph" style:parent-style-name="Standard">
      <style:text-properties officeooo:rsid="004a6677" officeooo:paragraph-rsid="007493f2"/>
    </style:style>
    <style:style style:name="P48" style:family="paragraph" style:parent-style-name="RequirementHeader">
      <style:text-properties officeooo:paragraph-rsid="00521265"/>
    </style:style>
    <style:style style:name="P49" style:family="paragraph" style:parent-style-name="Standard">
      <style:text-properties officeooo:rsid="0077ce47" officeooo:paragraph-rsid="0077ce47"/>
    </style:style>
    <style:style style:name="P50" style:family="paragraph" style:parent-style-name="Standard">
      <style:text-properties officeooo:rsid="0077ce47" officeooo:paragraph-rsid="011b54fb"/>
    </style:style>
    <style:style style:name="P51" style:family="paragraph" style:parent-style-name="Standard">
      <style:text-properties officeooo:rsid="00786d57" officeooo:paragraph-rsid="00786d57"/>
    </style:style>
    <style:style style:name="P52" style:family="paragraph" style:parent-style-name="RequirementHeader">
      <style:text-properties officeooo:paragraph-rsid="00de78ad"/>
    </style:style>
    <style:style style:name="P53" style:family="paragraph" style:parent-style-name="RequirementHeader">
      <style:text-properties officeooo:paragraph-rsid="00e2217c"/>
    </style:style>
    <style:style style:name="P54" style:family="paragraph" style:parent-style-name="RequirementHeader">
      <style:text-properties officeooo:paragraph-rsid="00e3c8db"/>
    </style:style>
    <style:style style:name="P55" style:family="paragraph" style:parent-style-name="RequirementHeader">
      <style:text-properties officeooo:paragraph-rsid="011824f1"/>
    </style:style>
    <style:style style:name="P56" style:family="paragraph" style:parent-style-name="Text_20_body">
      <style:text-properties officeooo:rsid="011588b3" officeooo:paragraph-rsid="011588b3"/>
    </style:style>
    <style:style style:name="P57" style:family="paragraph" style:parent-style-name="Text_20_body">
      <style:text-properties fo:font-variant="normal" fo:text-transform="none" fo:color="#000000" loext:opacity="100%" style:font-name="Times New Roman" fo:letter-spacing="normal" fo:language="en" fo:country="US" fo:font-style="normal" fo:font-weight="normal" officeooo:rsid="011588b3" officeooo:paragraph-rsid="011588b3"/>
    </style:style>
    <style:style style:name="P58" style:family="paragraph" style:parent-style-name="RequirementHeader">
      <style:text-properties officeooo:paragraph-rsid="0119d0a1"/>
    </style:style>
    <style:style style:name="P59" style:family="paragraph" style:parent-style-name="RequirementHeader">
      <style:text-properties officeooo:paragraph-rsid="011b54fb"/>
    </style:style>
    <style:style style:name="P60" style:family="paragraph" style:parent-style-name="RequirementHeader">
      <style:text-properties officeooo:paragraph-rsid="011d3718"/>
    </style:style>
    <style:style style:name="P61" style:family="paragraph" style:parent-style-name="Standard">
      <style:text-properties officeooo:rsid="00a552dd" officeooo:paragraph-rsid="0119d0a1"/>
    </style:style>
    <style:style style:name="P62" style:family="paragraph" style:parent-style-name="Standard">
      <style:text-properties officeooo:rsid="00a552dd" officeooo:paragraph-rsid="011b54fb"/>
    </style:style>
    <style:style style:name="P63" style:family="paragraph" style:parent-style-name="Standard">
      <style:text-properties officeooo:rsid="0119d0a1" officeooo:paragraph-rsid="0119d0a1"/>
    </style:style>
    <style:style style:name="P64" style:family="paragraph" style:parent-style-name="Standard">
      <style:text-properties officeooo:rsid="0119d0a1" officeooo:paragraph-rsid="011b54fb"/>
    </style:style>
    <style:style style:name="P65" style:family="paragraph" style:parent-style-name="Standard">
      <style:text-properties officeooo:rsid="0119d0a1" officeooo:paragraph-rsid="01220a19"/>
    </style:style>
    <style:style style:name="P66" style:family="paragraph" style:parent-style-name="Standard">
      <style:text-properties officeooo:rsid="0119d0a1" officeooo:paragraph-rsid="0123a436"/>
    </style:style>
    <style:style style:name="P67" style:family="paragraph" style:parent-style-name="Standard">
      <style:text-properties officeooo:rsid="0119d0a1" officeooo:paragraph-rsid="012c3bb7"/>
    </style:style>
    <style:style style:name="P68" style:family="paragraph" style:parent-style-name="Standard">
      <style:text-properties officeooo:rsid="011b54fb" officeooo:paragraph-rsid="011b54fb"/>
    </style:style>
    <style:style style:name="P69" style:family="paragraph" style:parent-style-name="RequirementHeader">
      <style:text-properties officeooo:paragraph-rsid="004bb1e2"/>
    </style:style>
    <style:style style:name="P70" style:family="paragraph" style:parent-style-name="Standard">
      <style:text-properties officeooo:rsid="011d5990" officeooo:paragraph-rsid="011d5990"/>
    </style:style>
    <style:style style:name="P71" style:family="paragraph" style:parent-style-name="Standard">
      <style:text-properties officeooo:rsid="011d5990" officeooo:paragraph-rsid="011ea0e1"/>
    </style:style>
    <style:style style:name="P72" style:family="paragraph" style:parent-style-name="Standard">
      <style:text-properties officeooo:rsid="011d5990" officeooo:paragraph-rsid="01220a19"/>
    </style:style>
    <style:style style:name="P73" style:family="paragraph" style:parent-style-name="Standard">
      <style:text-properties officeooo:rsid="011d5990" officeooo:paragraph-rsid="0123a436"/>
    </style:style>
    <style:style style:name="P74" style:family="paragraph" style:parent-style-name="Standard">
      <style:text-properties officeooo:rsid="011d5990" officeooo:paragraph-rsid="012c3bb7"/>
    </style:style>
    <style:style style:name="P75" style:family="paragraph" style:parent-style-name="Standard">
      <style:text-properties officeooo:rsid="011d5990" officeooo:paragraph-rsid="012c4c9f"/>
    </style:style>
    <style:style style:name="P76" style:family="paragraph" style:parent-style-name="Standard">
      <style:text-properties officeooo:rsid="011d5990" officeooo:paragraph-rsid="01307315"/>
    </style:style>
    <style:style style:name="P77" style:family="paragraph" style:parent-style-name="Standard">
      <style:text-properties officeooo:rsid="011d5990" officeooo:paragraph-rsid="01335111"/>
    </style:style>
    <style:style style:name="P78" style:family="paragraph" style:parent-style-name="Standard">
      <style:text-properties officeooo:rsid="011d5990" officeooo:paragraph-rsid="013e308f"/>
    </style:style>
    <style:style style:name="P79" style:family="paragraph" style:parent-style-name="Standard">
      <style:text-properties officeooo:rsid="011d5990" officeooo:paragraph-rsid="0166fdcc"/>
    </style:style>
    <style:style style:name="P80" style:family="paragraph" style:parent-style-name="Standard">
      <style:text-properties officeooo:rsid="011d5990" officeooo:paragraph-rsid="01689e27"/>
    </style:style>
    <style:style style:name="P81" style:family="paragraph" style:parent-style-name="Standard">
      <style:text-properties officeooo:rsid="011ea0e1" officeooo:paragraph-rsid="011ea0e1"/>
    </style:style>
    <style:style style:name="P82" style:family="paragraph" style:parent-style-name="Standard">
      <style:text-properties officeooo:rsid="0120efa1" officeooo:paragraph-rsid="0120efa1"/>
    </style:style>
    <style:style style:name="P83" style:family="paragraph" style:parent-style-name="Standard">
      <style:text-properties officeooo:rsid="01224a1b" officeooo:paragraph-rsid="01224a1b"/>
    </style:style>
    <style:style style:name="P84" style:family="paragraph" style:parent-style-name="RequirementHeader">
      <style:text-properties officeooo:rsid="0095402f" officeooo:paragraph-rsid="00786d57"/>
    </style:style>
    <style:style style:name="P85" style:family="paragraph" style:parent-style-name="RequirementHeader">
      <style:text-properties officeooo:paragraph-rsid="01279e30"/>
    </style:style>
    <style:style style:name="P86" style:family="paragraph" style:parent-style-name="Standard">
      <style:text-properties officeooo:rsid="00e2b182" officeooo:paragraph-rsid="00e2b182"/>
    </style:style>
    <style:style style:name="P87" style:family="paragraph" style:parent-style-name="Standard">
      <style:text-properties officeooo:rsid="00e2b182" officeooo:paragraph-rsid="012667ce"/>
    </style:style>
    <style:style style:name="P88" style:family="paragraph" style:parent-style-name="Standard">
      <style:text-properties officeooo:rsid="00e2b182" officeooo:paragraph-rsid="013454dd"/>
    </style:style>
    <style:style style:name="P89" style:family="paragraph" style:parent-style-name="Standard">
      <style:text-properties officeooo:rsid="00e2b182" officeooo:paragraph-rsid="013a1ca3"/>
    </style:style>
    <style:style style:name="P90" style:family="paragraph" style:parent-style-name="Standard">
      <style:text-properties officeooo:rsid="012667ce" officeooo:paragraph-rsid="012667ce"/>
    </style:style>
    <style:style style:name="P91" style:family="paragraph" style:parent-style-name="Standard">
      <style:text-properties officeooo:rsid="01274cb0" officeooo:paragraph-rsid="01274cb0"/>
    </style:style>
    <style:style style:name="P92" style:family="paragraph" style:parent-style-name="Standard">
      <style:text-properties officeooo:rsid="01274cb0" officeooo:paragraph-rsid="01279e30"/>
    </style:style>
    <style:style style:name="P93" style:family="paragraph" style:parent-style-name="Standard" style:master-page-name="">
      <loext:graphic-properties draw:fill-gradient-name="gradient" draw:fill-hatch-name="hatch"/>
      <style:paragraph-properties style:page-number="auto" fo:keep-with-next="always">
        <style:tab-stops/>
      </style:paragraph-properties>
      <style:text-properties officeooo:rsid="01274cb0" officeooo:paragraph-rsid="013cc08a"/>
    </style:style>
    <style:style style:name="P94" style:family="paragraph" style:parent-style-name="Standard">
      <style:text-properties officeooo:rsid="01274cb0" officeooo:paragraph-rsid="013cc08a"/>
    </style:style>
    <style:style style:name="P95" style:family="paragraph" style:parent-style-name="Standard" style:master-page-name="">
      <loext:graphic-properties draw:fill-gradient-name="gradient" draw:fill-hatch-name="hatch"/>
      <style:paragraph-properties style:page-number="auto" fo:keep-with-next="always"/>
      <style:text-properties officeooo:rsid="0129053f" officeooo:paragraph-rsid="013cc08a"/>
    </style:style>
    <style:style style:name="P96" style:family="paragraph" style:parent-style-name="Standard">
      <style:text-properties officeooo:rsid="0129053f" officeooo:paragraph-rsid="013cc08a"/>
    </style:style>
    <style:style style:name="P97" style:family="paragraph" style:parent-style-name="RequirementHeader">
      <style:text-properties officeooo:paragraph-rsid="012c3bb7"/>
    </style:style>
    <style:style style:name="P98" style:family="paragraph" style:parent-style-name="RequirementHeader">
      <style:text-properties officeooo:paragraph-rsid="012f521f"/>
    </style:style>
    <style:style style:name="P99" style:family="paragraph" style:parent-style-name="RequirementHeader">
      <style:text-properties officeooo:paragraph-rsid="01335111"/>
    </style:style>
    <style:style style:name="P100" style:family="paragraph" style:parent-style-name="RequirementHeader">
      <style:text-properties officeooo:paragraph-rsid="013454dd"/>
    </style:style>
    <style:style style:name="P101" style:family="paragraph" style:parent-style-name="Standard">
      <style:text-properties officeooo:rsid="013cc08a" officeooo:paragraph-rsid="013cc08a"/>
    </style:style>
    <style:style style:name="P102" style:family="paragraph" style:parent-style-name="RequirementHeader">
      <style:text-properties officeooo:paragraph-rsid="013a1ca3"/>
    </style:style>
    <style:style style:name="P103" style:family="paragraph" style:parent-style-name="RequirementHeader">
      <style:text-properties officeooo:paragraph-rsid="013cc08a"/>
    </style:style>
    <style:style style:name="P104" style:family="paragraph" style:parent-style-name="Standard">
      <style:text-properties officeooo:rsid="013a1ca3" officeooo:paragraph-rsid="013a1ca3"/>
    </style:style>
    <style:style style:name="P105" style:family="paragraph" style:parent-style-name="Standard">
      <style:text-properties officeooo:paragraph-rsid="013dc60c"/>
    </style:style>
    <style:style style:name="P106" style:family="paragraph" style:parent-style-name="RequirementHeader">
      <style:text-properties officeooo:paragraph-rsid="013f66ec"/>
    </style:style>
    <style:style style:name="P107" style:family="paragraph" style:parent-style-name="RequirementHeader">
      <style:text-properties officeooo:paragraph-rsid="0140a2d1"/>
    </style:style>
    <style:style style:name="P108" style:family="paragraph" style:parent-style-name="RequirementHeader">
      <style:text-properties officeooo:paragraph-rsid="01423987"/>
    </style:style>
    <style:style style:name="P109" style:family="paragraph" style:parent-style-name="RequirementHeader">
      <style:text-properties officeooo:paragraph-rsid="01478275"/>
    </style:style>
    <style:style style:name="P110" style:family="paragraph" style:parent-style-name="Standard">
      <style:text-properties officeooo:rsid="0140f4c5" officeooo:paragraph-rsid="0140f4c5"/>
    </style:style>
    <style:style style:name="P111" style:family="paragraph" style:parent-style-name="Standard">
      <style:text-properties officeooo:rsid="01429e5b" officeooo:paragraph-rsid="01429e5b"/>
    </style:style>
    <style:style style:name="P112" style:family="paragraph" style:parent-style-name="RequirementHeader">
      <style:text-properties officeooo:paragraph-rsid="014c3e72"/>
    </style:style>
    <style:style style:name="P113" style:family="paragraph" style:parent-style-name="RequirementHeader">
      <style:text-properties officeooo:paragraph-rsid="014e138a"/>
    </style:style>
    <style:style style:name="P114" style:family="paragraph" style:parent-style-name="Standard">
      <style:text-properties style:font-name="Courier New" officeooo:rsid="01375ba6" officeooo:paragraph-rsid="013e308f"/>
    </style:style>
    <style:style style:name="P115" style:family="paragraph" style:parent-style-name="Standard">
      <style:text-properties officeooo:rsid="014f8a1a" officeooo:paragraph-rsid="014f8a1a"/>
    </style:style>
    <style:style style:name="P116" style:family="paragraph" style:parent-style-name="Contents_20_1">
      <style:paragraph-properties>
        <style:tab-stops>
          <style:tab-stop style:position="15.499cm" style:type="right" style:leader-style="dotted" style:leader-text="."/>
        </style:tab-stops>
      </style:paragraph-properties>
    </style:style>
    <style:style style:name="P117" style:family="paragraph" style:parent-style-name="Contents_20_2">
      <style:paragraph-properties>
        <style:tab-stops>
          <style:tab-stop style:position="15.499cm" style:type="right" style:leader-style="dotted" style:leader-text="."/>
        </style:tab-stops>
      </style:paragraph-properties>
    </style:style>
    <style:style style:name="P118" style:family="paragraph" style:parent-style-name="RequirementHeader">
      <style:text-properties officeooo:paragraph-rsid="01538ac7"/>
    </style:style>
    <style:style style:name="P119" style:family="paragraph" style:parent-style-name="RequirementHeader">
      <style:text-properties officeooo:paragraph-rsid="0159c78e"/>
    </style:style>
    <style:style style:name="P120" style:family="paragraph" style:parent-style-name="Standard">
      <style:text-properties officeooo:paragraph-rsid="013d339c"/>
    </style:style>
    <style:style style:name="P121" style:family="paragraph" style:parent-style-name="Glossary">
      <style:text-properties officeooo:paragraph-rsid="015c8306"/>
    </style:style>
    <style:style style:name="P122" style:family="paragraph" style:parent-style-name="Glossary">
      <style:text-properties officeooo:paragraph-rsid="015cb44d"/>
    </style:style>
    <style:style style:name="P123" style:family="paragraph" style:parent-style-name="Glossary">
      <style:text-properties officeooo:paragraph-rsid="015e2ace"/>
    </style:style>
    <style:style style:name="P124" style:family="paragraph" style:parent-style-name="Glossary">
      <style:text-properties officeooo:paragraph-rsid="015ee5e6"/>
    </style:style>
    <style:style style:name="P125" style:family="paragraph" style:parent-style-name="Glossary">
      <style:text-properties officeooo:paragraph-rsid="01600d5d"/>
    </style:style>
    <style:style style:name="P126" style:family="paragraph" style:parent-style-name="Glossary">
      <style:paragraph-properties fo:break-before="page"/>
      <style:text-properties officeooo:paragraph-rsid="01619d1b"/>
    </style:style>
    <style:style style:name="P127" style:family="paragraph" style:parent-style-name="Standard" style:master-page-name="Konvertiert_20_1">
      <style:paragraph-properties fo:margin-left="0cm" fo:margin-right="0cm" fo:margin-top="2.54cm" fo:margin-bottom="0cm" style:contextual-spacing="false" fo:line-height="150%" fo:text-align="start" style:justify-single-word="false" fo:text-indent="0cm" style:auto-text-indent="false" style:page-number="auto"/>
      <style:text-properties fo:color="#000000" loext:opacity="100%" style:font-name="Times New Roman" fo:font-size="11pt" fo:language="en" fo:country="US" style:font-size-asian="11pt" style:font-size-complex="11pt"/>
    </style:style>
    <style:style style:name="P128" style:family="paragraph" style:parent-style-name="Standard" style:master-page-name="ChapterToc">
      <style:paragraph-properties fo:margin-top="0.847cm" fo:margin-bottom="0cm" style:contextual-spacing="false" fo:line-height="150%" fo:text-align="center" style:justify-single-word="false" style:page-number="1"/>
      <style:text-properties fo:font-size="14pt" fo:language="en" fo:country="US" fo:font-style="italic" fo:font-weight="bold" officeooo:rsid="00187a31" officeooo:paragraph-rsid="00187a31" style:font-size-asian="14pt" style:font-style-asian="italic" style:font-weight-asian="bold"/>
    </style:style>
    <style:style style:name="P129" style:family="paragraph" style:parent-style-name="Heading_20_1" style:master-page-name="ChapterAim">
      <style:paragraph-properties style:page-number="auto"/>
      <style:text-properties fo:language="en" fo:country="US" officeooo:rsid="003cd060" officeooo:paragraph-rsid="003cd060"/>
    </style:style>
    <style:style style:name="P130" style:family="paragraph" style:parent-style-name="Heading_20_1" style:master-page-name="ChapterReq">
      <style:paragraph-properties style:page-number="auto"/>
      <style:text-properties fo:language="en" fo:country="US" officeooo:rsid="00469b18" officeooo:paragraph-rsid="00469b18"/>
    </style:style>
    <style:style style:name="P131" style:family="paragraph" style:parent-style-name="Heading_20_1" style:master-page-name="ChapterGlossary">
      <style:paragraph-properties style:page-number="auto"/>
    </style:style>
    <style:style style:name="P132" style:family="paragraph" style:parent-style-name="Heading_20_2">
      <style:text-properties fo:language="en" fo:country="US" officeooo:rsid="00469b18" officeooo:paragraph-rsid="00469b18"/>
    </style:style>
    <style:style style:name="P133" style:family="paragraph" style:parent-style-name="Heading_20_2" style:master-page-name="ChapterReq">
      <style:paragraph-properties style:page-number="auto"/>
      <style:text-properties officeooo:paragraph-rsid="0095402f"/>
    </style:style>
    <style:style style:name="P134" style:family="paragraph" style:parent-style-name="Heading_20_2" style:master-page-name="ChapterReq">
      <style:paragraph-properties style:page-number="auto"/>
      <style:text-properties officeooo:rsid="012517b9" officeooo:paragraph-rsid="012517b9"/>
    </style:style>
    <style:style style:name="P135" style:family="paragraph" style:parent-style-name="Heading_20_2" style:master-page-name="ChapterReq">
      <style:paragraph-properties style:page-number="auto"/>
      <style:text-properties officeooo:rsid="013cc08a" officeooo:paragraph-rsid="013cc08a"/>
    </style:style>
    <style:style style:name="P136" style:family="paragraph" style:parent-style-name="Heading_20_2" style:master-page-name="ChapterReq">
      <style:paragraph-properties style:page-number="auto"/>
      <style:text-properties officeooo:rsid="013f66ec" officeooo:paragraph-rsid="013f66ec"/>
    </style:style>
    <style:style style:name="P137" style:family="paragraph">
      <loext:graphic-properties draw:fill="none" draw:fill-color="#ffffff"/>
      <style:paragraph-properties style:writing-mode="lr-tb"/>
    </style:style>
    <style:style style:name="P138" style:family="paragraph">
      <loext:graphic-properties draw:fill="none" draw:fill-color="#ffffff"/>
      <style:paragraph-properties fo:text-align="center"/>
    </style:style>
    <style:style style:name="T1" style:family="text">
      <style:text-properties style:font-name="HELVETICA" fo:font-size="10pt" fo:language="en" fo:country="US" fo:font-weight="bold" style:font-size-asian="10pt" style:font-weight-asian="bold" style:font-name-complex="HELVETICA"/>
    </style:style>
    <style:style style:name="T2" style:family="text">
      <style:text-properties style:font-name="HELVETICA" fo:font-size="10pt" fo:language="en" fo:country="US" fo:font-weight="bold" officeooo:rsid="00187a31" style:font-size-asian="10pt" style:font-weight-asian="bold" style:font-name-complex="HELVETICA"/>
    </style:style>
    <style:style style:name="T3" style:family="text">
      <style:text-properties style:font-name="HELVETICA" fo:font-size="10pt" fo:language="en" fo:country="US" fo:font-weight="bold" officeooo:rsid="0019f2af" style:font-size-asian="10pt" style:font-weight-asian="bold" style:font-name-complex="HELVETICA"/>
    </style:style>
    <style:style style:name="T4" style:family="text">
      <style:text-properties style:font-name="HELVETICA" fo:font-size="10pt" fo:font-weight="bold" style:font-size-asian="10pt" style:font-weight-asian="bold" style:font-name-complex="HELVETICA"/>
    </style:style>
    <style:style style:name="T5" style:family="text">
      <style:text-properties style:font-name="HELVETICA" fo:font-size="10pt" fo:font-weight="bold" officeooo:rsid="011395c9" style:font-size-asian="10pt" style:font-weight-asian="bold" style:font-name-complex="HELVETICA"/>
    </style:style>
    <style:style style:name="T6" style:family="text">
      <style:text-properties style:font-name="HELVETICA" fo:font-size="10pt" fo:font-weight="bold" officeooo:rsid="0147ca6c" style:font-size-asian="10pt" style:font-weight-asian="bold" style:font-name-complex="HELVETICA"/>
    </style:style>
    <style:style style:name="T7" style:family="text">
      <style:text-properties style:font-name="HELVETICA" fo:font-size="10pt" fo:font-weight="bold" officeooo:rsid="01154c76" style:font-size-asian="10pt" style:font-weight-asian="bold" style:font-name-complex="HELVETICA"/>
    </style:style>
    <style:style style:name="T8" style:family="text">
      <style:text-properties fo:language="en" fo:country="US"/>
    </style:style>
    <style:style style:name="T9" style:family="text">
      <style:text-properties fo:language="en" fo:country="US" officeooo:rsid="00ccf5fc"/>
    </style:style>
    <style:style style:name="T10" style:family="text">
      <style:text-properties fo:language="en" fo:country="US" officeooo:rsid="0019f2af"/>
    </style:style>
    <style:style style:name="T11" style:family="text">
      <style:text-properties fo:language="en" fo:country="US" officeooo:rsid="0044e4d6"/>
    </style:style>
    <style:style style:name="T12" style:family="text">
      <style:text-properties fo:language="en" fo:country="US" fo:font-weight="bold" officeooo:rsid="0147ca6c" style:font-weight-asian="bold"/>
    </style:style>
    <style:style style:name="T13" style:family="text">
      <style:text-properties fo:language="en" fo:country="US" fo:font-weight="bold" officeooo:rsid="01463df1" style:font-weight-asian="bold"/>
    </style:style>
    <style:style style:name="T14" style:family="text">
      <style:text-properties fo:language="en" fo:country="US" fo:font-weight="bold" officeooo:rsid="015c8306" style:font-weight-asian="bold"/>
    </style:style>
    <style:style style:name="T15" style:family="text">
      <style:text-properties fo:language="en" fo:country="US" fo:font-weight="bold" officeooo:rsid="015cb44d" style:font-weight-asian="bold"/>
    </style:style>
    <style:style style:name="T16" style:family="text">
      <style:text-properties fo:language="en" fo:country="US" fo:font-weight="bold" officeooo:rsid="015ee5e6" style:font-weight-asian="bold"/>
    </style:style>
    <style:style style:name="T17" style:family="text">
      <style:text-properties fo:language="en" fo:country="US" fo:font-weight="bold" officeooo:rsid="01600d5d" style:font-weight-asian="bold"/>
    </style:style>
    <style:style style:name="T18" style:family="text">
      <style:text-properties fo:language="en" fo:country="US" officeooo:rsid="0147ca6c"/>
    </style:style>
    <style:style style:name="T19" style:family="text">
      <style:text-properties fo:language="en" fo:country="US" officeooo:rsid="015c8306"/>
    </style:style>
    <style:style style:name="T20" style:family="text">
      <style:text-properties fo:language="en" fo:country="US" fo:font-weight="normal" officeooo:rsid="015c8306" style:font-weight-asian="normal" style:font-weight-complex="normal"/>
    </style:style>
    <style:style style:name="T21" style:family="text">
      <style:text-properties fo:language="en" fo:country="US" officeooo:rsid="015cb44d"/>
    </style:style>
    <style:style style:name="T22" style:family="text">
      <style:text-properties fo:language="en" fo:country="US" officeooo:rsid="01619d1b"/>
    </style:style>
    <style:style style:name="T23" style:family="text">
      <style:text-properties fo:language="en" fo:country="US" fo:font-style="italic" fo:font-weight="bold" officeooo:rsid="01619d1b" style:font-style-asian="italic" style:font-weight-asian="bold" style:font-style-complex="italic" style:font-weight-complex="bold"/>
    </style:style>
    <style:style style:name="T24" style:family="text">
      <style:text-properties fo:language="en" fo:country="US" officeooo:rsid="0163fb6b"/>
    </style:style>
    <style:style style:name="T25" style:family="text">
      <style:text-properties fo:language="en" fo:country="US" officeooo:rsid="0169739f"/>
    </style:style>
    <style:style style:name="T26" style:family="text">
      <style:text-properties officeooo:rsid="00469b18"/>
    </style:style>
    <style:style style:name="T27" style:family="text">
      <style:text-properties fo:font-weight="bold" officeooo:rsid="01463df1" style:font-weight-asian="bold"/>
    </style:style>
    <style:style style:name="T28" style:family="text">
      <style:text-properties fo:font-weight="bold" officeooo:rsid="015c8306" style:font-weight-asian="bold"/>
    </style:style>
    <style:style style:name="T29" style:family="text">
      <style:text-properties fo:font-weight="bold" officeooo:rsid="01653e8c" style:font-weight-asian="bold"/>
    </style:style>
    <style:style style:name="T30" style:family="text">
      <style:text-properties officeooo:rsid="003e63e5"/>
    </style:style>
    <style:style style:name="T31" style:family="text">
      <style:text-properties fo:font-variant="normal" fo:text-transform="none" fo:color="#000000" loext:opacity="100%" style:font-name="Times New Roman" fo:letter-spacing="normal" fo:language="en" fo:country="US" fo:font-style="normal" fo:font-weight="normal"/>
    </style:style>
    <style:style style:name="T32" style:family="text">
      <style:text-properties fo:font-variant="normal" fo:text-transform="none" fo:color="#000000" loext:opacity="100%" style:font-name="Times New Roman" fo:letter-spacing="normal" fo:language="en" fo:country="US" fo:font-style="normal" fo:font-weight="normal" officeooo:rsid="003cd060"/>
    </style:style>
    <style:style style:name="T33" style:family="text">
      <style:text-properties fo:font-variant="normal" fo:text-transform="none" fo:color="#000000" loext:opacity="100%" style:font-name="Times New Roman" fo:letter-spacing="normal" fo:language="en" fo:country="US" fo:font-style="normal" fo:font-weight="normal" officeooo:rsid="0129952b"/>
    </style:style>
    <style:style style:name="T34" style:family="text">
      <style:text-properties officeooo:rsid="0044e4d6"/>
    </style:style>
    <style:style style:name="T35" style:family="text">
      <style:text-properties officeooo:rsid="00486e8d"/>
    </style:style>
    <style:style style:name="T36" style:family="text">
      <style:text-properties officeooo:rsid="004906a0"/>
    </style:style>
    <style:style style:name="T37" style:family="text">
      <style:text-properties officeooo:rsid="004a6677"/>
    </style:style>
    <style:style style:name="T38" style:family="text">
      <style:text-properties officeooo:rsid="004bb1e2"/>
    </style:style>
    <style:style style:name="T39" style:family="text">
      <style:text-properties officeooo:rsid="00521265"/>
    </style:style>
    <style:style style:name="T40" style:family="text">
      <style:text-properties officeooo:rsid="0052e07a"/>
    </style:style>
    <style:style style:name="T41" style:family="text">
      <style:text-properties officeooo:rsid="005a62dd"/>
    </style:style>
    <style:style style:name="T42" style:family="text">
      <style:text-properties officeooo:rsid="005cd431"/>
    </style:style>
    <style:style style:name="T43" style:family="text">
      <style:text-properties officeooo:rsid="005d9dde"/>
    </style:style>
    <style:style style:name="T44" style:family="text">
      <style:text-properties officeooo:rsid="005fe9a2"/>
    </style:style>
    <style:style style:name="T45" style:family="text">
      <style:text-properties officeooo:rsid="00616054"/>
    </style:style>
    <style:style style:name="T46" style:family="text">
      <style:text-properties officeooo:rsid="00646582"/>
    </style:style>
    <style:style style:name="T47" style:family="text">
      <style:text-properties officeooo:rsid="0071eec5"/>
    </style:style>
    <style:style style:name="T48" style:family="text">
      <style:text-properties officeooo:rsid="00735d71"/>
    </style:style>
    <style:style style:name="T49" style:family="text">
      <style:text-properties officeooo:rsid="007493f2"/>
    </style:style>
    <style:style style:name="T50" style:family="text">
      <style:text-properties officeooo:rsid="0075df92"/>
    </style:style>
    <style:style style:name="T51" style:family="text">
      <style:text-properties officeooo:rsid="0077ce47"/>
    </style:style>
    <style:style style:name="T52" style:family="text">
      <style:text-properties officeooo:rsid="00786d57"/>
    </style:style>
    <style:style style:name="T53" style:family="text">
      <style:text-properties style:font-name="Courier New"/>
    </style:style>
    <style:style style:name="T54" style:family="text">
      <style:text-properties style:font-name="Courier New" officeooo:rsid="007493f2"/>
    </style:style>
    <style:style style:name="T55" style:family="text">
      <style:text-properties style:font-name="Courier New" officeooo:rsid="01169e8e"/>
    </style:style>
    <style:style style:name="T56" style:family="text">
      <style:text-properties style:font-name="Courier New" officeooo:rsid="0119d0a1"/>
    </style:style>
    <style:style style:name="T57" style:family="text">
      <style:text-properties style:font-name="Courier New" officeooo:rsid="011b54fb"/>
    </style:style>
    <style:style style:name="T58" style:family="text">
      <style:text-properties style:font-name="Courier New" officeooo:rsid="011ea0e1"/>
    </style:style>
    <style:style style:name="T59" style:family="text">
      <style:text-properties style:font-name="Courier New" officeooo:rsid="0123a436"/>
    </style:style>
    <style:style style:name="T60" style:family="text">
      <style:text-properties style:font-name="Courier New" officeooo:rsid="01294b3a"/>
    </style:style>
    <style:style style:name="T61" style:family="text">
      <style:text-properties style:font-name="Courier New" officeooo:rsid="012c3bb7"/>
    </style:style>
    <style:style style:name="T62" style:family="text">
      <style:text-properties style:font-name="Courier New" officeooo:rsid="012c4c9f"/>
    </style:style>
    <style:style style:name="T63" style:family="text">
      <style:text-properties style:font-name="Courier New" officeooo:rsid="012e23e7"/>
    </style:style>
    <style:style style:name="T64" style:family="text">
      <style:text-properties style:font-name="Courier New" officeooo:rsid="012f521f"/>
    </style:style>
    <style:style style:name="T65" style:family="text">
      <style:text-properties style:font-name="Courier New" officeooo:rsid="01307315"/>
    </style:style>
    <style:style style:name="T66" style:family="text">
      <style:text-properties style:font-name="Courier New" officeooo:rsid="01335111"/>
    </style:style>
    <style:style style:name="T67" style:family="text">
      <style:text-properties style:font-name="Courier New" officeooo:rsid="01357055"/>
    </style:style>
    <style:style style:name="T68" style:family="text">
      <style:text-properties style:font-name="Courier New" officeooo:rsid="01375ba6"/>
    </style:style>
    <style:style style:name="T69" style:family="text">
      <style:text-properties style:font-name="Courier New" officeooo:rsid="0138b1dd"/>
    </style:style>
    <style:style style:name="T70" style:family="text">
      <style:text-properties style:font-name="Courier New" officeooo:rsid="013e308f"/>
    </style:style>
    <style:style style:name="T71" style:family="text">
      <style:text-properties style:font-name="Courier New" officeooo:rsid="014c3e72"/>
    </style:style>
    <style:style style:name="T72" style:family="text">
      <style:text-properties style:font-name="Courier New" officeooo:rsid="0157c1ae"/>
    </style:style>
    <style:style style:name="T73" style:family="text">
      <style:text-properties style:font-name="Courier New" officeooo:rsid="0166fdcc"/>
    </style:style>
    <style:style style:name="T74" style:family="text">
      <style:text-properties officeooo:rsid="00de78ad"/>
    </style:style>
    <style:style style:name="T75" style:family="text">
      <style:text-properties officeooo:rsid="00e3c8db"/>
    </style:style>
    <style:style style:name="T76" style:family="text">
      <style:text-properties officeooo:rsid="00fe3439"/>
    </style:style>
    <style:style style:name="T77" style:family="text">
      <style:text-properties officeooo:rsid="01093089"/>
    </style:style>
    <style:style style:name="T78" style:family="text">
      <style:text-properties officeooo:rsid="011395c9"/>
    </style:style>
    <style:style style:name="T79" style:family="text">
      <style:text-properties officeooo:rsid="01154c76"/>
    </style:style>
    <style:style style:name="T80" style:family="text">
      <style:text-properties officeooo:rsid="011588b3"/>
    </style:style>
    <style:style style:name="T81" style:family="text">
      <style:text-properties officeooo:rsid="01169e8e"/>
    </style:style>
    <style:style style:name="T82" style:family="text">
      <style:text-properties officeooo:rsid="0117fbd7"/>
    </style:style>
    <style:style style:name="T83" style:family="text">
      <style:text-properties officeooo:rsid="011824f1"/>
    </style:style>
    <style:style style:name="T84" style:family="text">
      <style:text-properties officeooo:rsid="0119d0a1"/>
    </style:style>
    <style:style style:name="T85" style:family="text">
      <style:text-properties officeooo:rsid="011b54fb"/>
    </style:style>
    <style:style style:name="T86" style:family="text">
      <style:text-properties officeooo:rsid="011d3718"/>
    </style:style>
    <style:style style:name="T87" style:family="text">
      <style:text-properties officeooo:rsid="011d5990"/>
    </style:style>
    <style:style style:name="T88" style:family="text">
      <style:text-properties officeooo:rsid="011ea0e1"/>
    </style:style>
    <style:style style:name="T89" style:family="text">
      <style:text-properties officeooo:rsid="011f25ef"/>
    </style:style>
    <style:style style:name="T90" style:family="text">
      <style:text-properties style:font-name="Times New Roman"/>
    </style:style>
    <style:style style:name="T91" style:family="text">
      <style:text-properties style:font-name="Times New Roman" officeooo:rsid="012c4c9f"/>
    </style:style>
    <style:style style:name="T92" style:family="text">
      <style:text-properties style:font-name="Times New Roman" officeooo:rsid="01335111"/>
    </style:style>
    <style:style style:name="T93" style:family="text">
      <style:text-properties style:font-name="Times New Roman" officeooo:rsid="01375ba6"/>
    </style:style>
    <style:style style:name="T94" style:family="text">
      <style:text-properties style:font-name="Times New Roman" officeooo:rsid="014c3e72"/>
    </style:style>
    <style:style style:name="T95" style:family="text">
      <style:text-properties style:font-name="Times New Roman" officeooo:rsid="01423987"/>
    </style:style>
    <style:style style:name="T96" style:family="text">
      <style:text-properties style:font-name="Times New Roman" officeooo:rsid="01538ac7"/>
    </style:style>
    <style:style style:name="T97" style:family="text">
      <style:text-properties style:font-name="Times New Roman" officeooo:rsid="0156c41f"/>
    </style:style>
    <style:style style:name="T98" style:family="text">
      <style:text-properties style:font-name="Times New Roman" officeooo:rsid="0157c1ae"/>
    </style:style>
    <style:style style:name="T99" style:family="text">
      <style:text-properties officeooo:rsid="01220a19"/>
    </style:style>
    <style:style style:name="T100" style:family="text">
      <style:text-properties officeooo:rsid="01224a1b"/>
    </style:style>
    <style:style style:name="T101" style:family="text">
      <style:text-properties officeooo:rsid="0123a436"/>
    </style:style>
    <style:style style:name="T102" style:family="text">
      <style:text-properties officeooo:rsid="012667ce"/>
    </style:style>
    <style:style style:name="T103" style:family="text">
      <style:text-properties officeooo:rsid="01274cb0"/>
    </style:style>
    <style:style style:name="T104" style:family="text">
      <style:text-properties officeooo:rsid="01279e30"/>
    </style:style>
    <style:style style:name="T105" style:family="text">
      <style:text-properties officeooo:rsid="0129053f"/>
    </style:style>
    <style:style style:name="T106" style:family="text">
      <style:text-properties officeooo:rsid="01294b3a"/>
    </style:style>
    <style:style style:name="T107" style:family="text">
      <style:text-properties officeooo:rsid="0129952b"/>
    </style:style>
    <style:style style:name="T108" style:family="text">
      <style:text-properties officeooo:rsid="012b2f5e"/>
    </style:style>
    <style:style style:name="T109" style:family="text">
      <style:text-properties officeooo:rsid="012c3bb7"/>
    </style:style>
    <style:style style:name="T110" style:family="text">
      <style:text-properties officeooo:rsid="012c4c9f"/>
    </style:style>
    <style:style style:name="T111" style:family="text">
      <style:text-properties officeooo:rsid="012e23e7"/>
    </style:style>
    <style:style style:name="T112" style:family="text">
      <style:text-properties officeooo:rsid="012f521f"/>
    </style:style>
    <style:style style:name="T113" style:family="text">
      <style:text-properties officeooo:rsid="01307315"/>
    </style:style>
    <style:style style:name="T114" style:family="text">
      <style:text-properties officeooo:rsid="0130fab2"/>
    </style:style>
    <style:style style:name="T115" style:family="text">
      <style:text-properties officeooo:rsid="01335111"/>
    </style:style>
    <style:style style:name="T116" style:family="text">
      <style:text-properties officeooo:rsid="013454dd"/>
    </style:style>
    <style:style style:name="T117" style:family="text">
      <style:text-properties officeooo:rsid="01357055"/>
    </style:style>
    <style:style style:name="T118" style:family="text">
      <style:text-properties officeooo:rsid="01375ba6"/>
    </style:style>
    <style:style style:name="T119" style:family="text">
      <style:text-properties officeooo:rsid="0138b1dd"/>
    </style:style>
    <style:style style:name="T120" style:family="text">
      <style:text-properties officeooo:rsid="013a1ca3"/>
    </style:style>
    <style:style style:name="T121" style:family="text">
      <style:text-properties officeooo:rsid="013bb3c5"/>
    </style:style>
    <style:style style:name="T122" style:family="text">
      <style:text-properties officeooo:rsid="013cc08a"/>
    </style:style>
    <style:style style:name="T123" style:family="text">
      <style:text-properties officeooo:rsid="013d339c"/>
    </style:style>
    <style:style style:name="T124" style:family="text">
      <style:text-properties officeooo:rsid="013e308f"/>
    </style:style>
    <style:style style:name="T125" style:family="text">
      <style:text-properties officeooo:rsid="013f66ec"/>
    </style:style>
    <style:style style:name="T126" style:family="text">
      <style:text-properties officeooo:rsid="0140a2d1"/>
    </style:style>
    <style:style style:name="T127" style:family="text">
      <style:text-properties officeooo:rsid="01423987"/>
    </style:style>
    <style:style style:name="T128" style:family="text">
      <style:text-properties officeooo:rsid="01463df1"/>
    </style:style>
    <style:style style:name="T129" style:family="text">
      <style:text-properties officeooo:rsid="01478275"/>
    </style:style>
    <style:style style:name="T130" style:family="text">
      <style:text-properties officeooo:rsid="0147ca6c"/>
    </style:style>
    <style:style style:name="T131" style:family="text">
      <style:text-properties officeooo:rsid="014c3e72"/>
    </style:style>
    <style:style style:name="T132" style:family="text">
      <style:text-properties officeooo:rsid="014e138a"/>
    </style:style>
    <style:style style:name="T133" style:family="text">
      <style:text-properties officeooo:rsid="014f8a1a"/>
    </style:style>
    <style:style style:name="T134" style:family="text">
      <style:text-properties officeooo:rsid="015076e1"/>
    </style:style>
    <style:style style:name="T135" style:family="text">
      <style:text-properties officeooo:rsid="0150e79c"/>
    </style:style>
    <style:style style:name="T136" style:family="text">
      <style:text-properties officeooo:rsid="015100d4"/>
    </style:style>
    <style:style style:name="T137" style:family="text">
      <style:text-properties officeooo:rsid="015139f3"/>
    </style:style>
    <style:style style:name="T138" style:family="text">
      <style:text-properties officeooo:rsid="01538ac7"/>
    </style:style>
    <style:style style:name="T139" style:family="text">
      <style:text-properties officeooo:rsid="01550795"/>
    </style:style>
    <style:style style:name="T140" style:family="text">
      <style:text-properties officeooo:rsid="0157c1ae"/>
    </style:style>
    <style:style style:name="T141" style:family="text">
      <style:text-properties officeooo:rsid="0158cc47"/>
    </style:style>
    <style:style style:name="T142" style:family="text">
      <style:text-properties officeooo:rsid="0159c78e"/>
    </style:style>
    <style:style style:name="T143" style:family="text">
      <style:text-properties fo:font-weight="normal" officeooo:rsid="015c8306" style:font-weight-asian="normal" style:font-weight-complex="normal"/>
    </style:style>
    <style:style style:name="T144" style:family="text">
      <style:text-properties officeooo:rsid="01653e8c"/>
    </style:style>
    <style:style style:name="T145" style:family="text">
      <style:text-properties officeooo:rsid="0166771d"/>
    </style:style>
    <style:style style:name="T146" style:family="text">
      <style:text-properties officeooo:rsid="0166884b"/>
    </style:style>
    <style:style style:name="T147" style:family="text">
      <style:text-properties officeooo:rsid="0166fdcc"/>
    </style:style>
    <style:style style:name="T148" style:family="text">
      <style:text-properties officeooo:rsid="0169739f"/>
    </style:style>
    <style:style style:name="T149" style:family="text">
      <style:text-properties officeooo:rsid="016a7bdb"/>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Sect1" style:family="section">
      <style:section-properties style:editable="false">
        <style:columns fo:column-count="1" fo:column-gap="0cm"/>
      </style:section-properties>
    </style:style>
    <style:style style:name="gr1" style:family="graphic">
      <style:graphic-properties draw:stroke="solid" svg:stroke-width="0.071cm" svg:stroke-color="#000000" draw:stroke-linejoin="miter" draw:fill="none" draw:fill-color="#ffffff" draw:textarea-horizontal-align="left" draw:textarea-vertical-align="top" draw:auto-grow-height="false" fo:min-height="23.245cm" fo:min-width="14.12cm" fo:padding-top="0.229cm" fo:padding-bottom="0.229cm" fo:padding-left="0.441cm" fo:padding-right="0.441cm" fo:wrap-option="wrap" draw:shadow-color="#808080" style:writing-mode="lr-tb"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8cm" svg:stroke-color="#000000" draw:stroke-linejoin="miter"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background" style:wrap="run-through" style:number-wrapped-paragraphs="no-limit" style:vertical-pos="from-top" style:vertical-rel="page-content"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ojectTitle"><draw:custom-shape text:anchor-type="char" draw:z-index="61" draw:name="Form17" draw:style-name="gr1" draw:text-style-name="P137" svg:width="15.003cm" svg:height="23.704cm" svg:x="0cm" svg:y="0cm"><text:p/><draw:enhanced-geometry svg:viewBox="0 0 21600 21600" draw:type="rectangle" draw:enhanced-path="M 0 0 L 21600 0 21600 21600 0 21600 0 0 Z N"/></draw:custom-shape>I S S A I</text:p>
      <text:p text:style-name="ProjectAbstract">Framework to run automated tests specified<text:line-break/>in Kiwi Test Case Management System</text:p>
      <text:p text:style-name="P6"><text:title>Requirement Specification</text:title></text:p>
      <text:p text:style-name="DokumentVersion"><text:span text:style-name="T146">Version </text:span><text:user-defined style:data-style-name="N0" text:name="DocumentVersion">0.1</text:user-defined></text:p>
      <text:p text:style-name="P127">Copyright (c) 202<text:span text:style-name="T78">3</text:span>, Frank Sommer.</text:p>
      <text:p text:style-name="P16">All rights reserved.</text:p>
      <text:p text:style-name="P16"/>
      <text:p text:style-name="P16">Redistribution and use in source and binary forms, with or without modification, are permitted provided that the following conditions are met:</text:p>
      <text:p text:style-name="P16"/>
      <text:p text:style-name="P16">* Redistributions of source code must retain the above copyright notice, this list of conditions and the following disclaimer.</text:p>
      <text:p text:style-name="P16"/>
      <text:p text:style-name="P16">* Redistributions in binary form must reproduce the above copyright notice, this list of conditions and the following disclaimer in the documentation and/or other materials provided with the distribution.</text:p>
      <text:p text:style-name="P16"/>
      <text:p text:style-name="P16">* Neither the name of the copyright holder nor the names of its contributors may be used to endorse or promote products derived from this software without specific prior written permission.</text:p>
      <text:p text:style-name="P16"/>
      <text:p text:style-name="P16">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text:p>
      <text:p text:style-name="P16">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28">Table of contents</text:p>
      <text:p text:style-name="P17"/>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116">Aim of the project<text:tab/><text:a xlink:type="simple" xlink:href="#__RefHeading___Toc451661265" text:style-name="Index_20_Link" text:visited-style-name="Index_20_Link">2</text:a></text:p>
          <text:p text:style-name="P116">Requirements<text:tab/><text:a xlink:type="simple" xlink:href="#__RefHeading___Toc451661266" text:style-name="Index_20_Link" text:visited-style-name="Index_20_Link">3</text:a></text:p>
          <text:p text:style-name="P117">General<text:tab/><text:a xlink:type="simple" xlink:href="#__RefHeading___Toc451661267" text:style-name="Index_20_Link" text:visited-style-name="Index_20_Link">3</text:a></text:p>
          <text:p text:style-name="P117">Configuration<text:tab/><text:a xlink:type="simple" xlink:href="#__RefHeading___Toc2680_74363098" text:style-name="Index_20_Link" text:visited-style-name="Index_20_Link">4</text:a></text:p>
          <text:p text:style-name="P117">Test execution<text:tab/><text:a xlink:type="simple" xlink:href="#__RefHeading___Toc2684_74363098" text:style-name="Index_20_Link" text:visited-style-name="Index_20_Link">8</text:a></text:p>
          <text:p text:style-name="P117">Auxiliary operations<text:tab/><text:a xlink:type="simple" xlink:href="#__RefHeading___Toc2680_74363098%20Kopie%201" text:style-name="Index_20_Link" text:visited-style-name="Index_20_Link">11</text:a></text:p>
          <text:p text:style-name="P117">User interface<text:tab/><text:a xlink:type="simple" xlink:href="#__RefHeading___Toc2680_74363098%20Kopie%201%20Kopie%201" text:style-name="Index_20_Link" text:visited-style-name="Index_20_Link">12</text:a></text:p>
          <text:p text:style-name="P116">Glossary<text:tab/><text:a xlink:type="simple" xlink:href="#__RefHeading___Toc3441_1071762271" text:style-name="Index_20_Link" text:visited-style-name="Index_20_Link">16</text:a></text:p>
        </text:index-body>
      </text:table-of-content>
      <text:h text:style-name="P129" text:outline-level="1"><text:bookmark-start text:name="__RefHeading___Toc451661265"/><text:span text:style-name="T34">Aim of the p</text:span>roject<text:bookmark-end text:name="__RefHeading___Toc451661265"/></text:h>
      <text:p text:style-name="P56">Kiwi test case management system (TCMS) offers attributes to specify automated test plans and test cases, however, it does not provide the functionality to do so.</text:p>
      <text:p text:style-name="Text_20_body">The project’s goal is <text:span text:style-name="T79">to </text:span><text:span text:style-name="T80">implement a customizable framework to run test plans specified in Kiwi TCMS. </text:span><text:span text:style-name="T89">The name issai was chosen, because it </text:span><text:span text:style-name="T107">denotes</text:span><text:span text:style-name="T89"> a small sort of kiwi fruit.</text:span></text:p>
      <text:p text:style-name="Text_20_body"><text:span text:style-name="T80">The framework also implements export and import functionality,</text:span><text:span text:style-name="T30"> </text:span><text:span text:style-name="T80">which is not contained in Kiwi either</text:span><text:span text:style-name="T30">.</text:span></text:p>
      <text:p text:style-name="P56"><text:span text:style-name="T32">E</text:span><text:span text:style-name="T31">xports are useful for back</text:span><text:span text:style-name="T33">ing </text:span><text:span text:style-name="T31">up </text:span><text:span text:style-name="T33">test specifications </text:span><text:span text:style-name="T31">and run</text:span><text:span text:style-name="T33">ning</text:span><text:span text:style-name="T31"> tests offline without connection to Kiwi </text:span><text:span text:style-name="T33">TCMS</text:span><text:span text:style-name="T31">.</text:span></text:p>
      <text:p text:style-name="P57">Imports can be used to restore test specifications and allows <text:span text:style-name="T107">to create </text:span>test specification<text:span text:style-name="T107">s</text:span> in another tool or a document.</text:p>
      <text:p text:style-name="P10"/>
      <text:h text:style-name="P130" text:outline-level="1"><text:bookmark-start text:name="__RefHeading___Toc451661266"/>Requirements<text:bookmark-end text:name="__RefHeading___Toc451661266"/></text:h>
      <text:h text:style-name="P132" text:outline-level="2"><text:bookmark-start text:name="__RefHeading___Toc451661267"/>General<text:bookmark-end text:name="__RefHeading___Toc451661267"/></text:h>
      <text:p text:style-name="P48">RQ-<text:span text:style-name="T39">1</text:span> <text:span text:style-name="T39">Supported platforms</text:span></text:p>
      <text:p text:style-name="Standard">The framework shall <text:span text:style-name="T41">support the operating systems</text:span><text:span text:style-name="T39"> Linux, BSD and Windows; </text:span><text:span text:style-name="T41">on </text:span><text:span text:style-name="T42">all</text:span><text:span text:style-name="T41"> architectures where a </text:span><text:span text:style-name="T81">Python</text:span><text:span text:style-name="T41"> </text:span><text:span text:style-name="T42">ecosystem</text:span><text:span text:style-name="T41"> is available.</text:span></text:p>
      <text:p text:style-name="P52">RQ-<text:span text:style-name="T83">2</text:span> <text:span text:style-name="T83">Unversioned products</text:span></text:p>
      <text:p text:style-name="P8">The framework shall <text:span text:style-name="T82">support the </text:span><text:span text:style-name="T114">labeling </text:span><text:span text:style-name="T82">scheme, where </text:span><text:span text:style-name="T83">a product</text:span><text:span text:style-name="T82"> is unversioned</text:span><text:span text:style-name="T41">.</text:span></text:p>
      <text:p text:style-name="P8">The framework shall <text:span text:style-name="T83">rely on the fact, that the Kiwi TCMS product will not contain software versions or builds other than the defaults in that case.</text:span></text:p>
      <text:p text:style-name="P55">RQ-<text:span text:style-name="T74">3</text:span> <text:span text:style-name="T83">Coarsely granular versioned products</text:span></text:p>
      <text:p text:style-name="P9">The framework shall <text:span text:style-name="T82">support the </text:span><text:span text:style-name="T114">labeling </text:span><text:span text:style-name="T82">scheme, where </text:span><text:span text:style-name="T83">a product</text:span><text:span text:style-name="T82"> is </text:span><text:span text:style-name="T83">developed using software versions, but not builds</text:span><text:span text:style-name="T41">.</text:span></text:p>
      <text:p text:style-name="P8">The framework shall <text:span text:style-name="T83">rely on the fact, that the Kiwi TCMS product will not contain builds other than the defaults in that case.</text:span></text:p>
      <text:p text:style-name="P55">RQ-<text:span text:style-name="T83">4</text:span> <text:span text:style-name="T83">Fine granular versioned products</text:span></text:p>
      <text:p text:style-name="P9">The framework shall <text:span text:style-name="T82">support the </text:span><text:span text:style-name="T114">labeling </text:span><text:span text:style-name="T82">scheme, where </text:span><text:span text:style-name="T83">a product</text:span><text:span text:style-name="T82"> is </text:span><text:span text:style-name="T83">developed both using software versions and builds</text:span><text:span text:style-name="T41">.</text:span></text:p>
      <text:p text:style-name="P55">RQ-<text:span text:style-name="T83">5</text:span> <text:span text:style-name="T83">Other product</text:span><text:span text:style-name="T82"> versioning schemes</text:span></text:p>
      <text:p text:style-name="P11">The framework shall not be designed for other <text:span text:style-name="T114">labeling </text:span>schemes, these may or may not work.</text:p>
      <text:p text:style-name="P55">RQ-<text:span text:style-name="T83">6</text:span> <text:span text:style-name="T48">Localization</text:span></text:p>
      <text:p text:style-name="P7">The framework shall <text:span text:style-name="T47">support localization of </text:span><text:span text:style-name="T48">all messages issued by </text:span><text:span text:style-name="T114">t</text:span><text:span text:style-name="T48">he framework itself</text:span><text:span text:style-name="T45">.</text:span></text:p>
      <text:p text:style-name="P7">The framework shall <text:span text:style-name="T48">supply and use English </text:span><text:span text:style-name="T50">locale</text:span><text:span text:style-name="T48"> as default</text:span><text:span text:style-name="T45">.</text:span></text:p>
      <text:p text:style-name="P18">The framework shall <text:span text:style-name="T50">use the first supported locale found</text:span><text:span text:style-name="T37"> </text:span><text:span text:style-name="T50">in the following </text:span><text:span text:style-name="T37">order:</text:span></text:p>
      <text:p text:style-name="P47">1. <text:span text:style-name="T49">Locale</text:span> referenced by environment variable <text:span text:style-name="T55">ISSAI_</text:span><text:span text:style-name="T54">LANG</text:span></text:p>
      <text:p text:style-name="P47">2. <text:span text:style-name="T49">Platform locale</text:span></text:p>
      <text:p text:style-name="P47">3. <text:span text:style-name="T49">English </text:span><text:span text:style-name="T50">locale</text:span></text:p>
      <text:p text:style-name="P52"/>
      <text:h text:style-name="P133" text:outline-level="2"><text:bookmark-start text:name="__RefHeading___Toc2680_74363098"/>Configuration<text:bookmark-end text:name="__RefHeading___Toc2680_74363098"/></text:h>
      <text:p text:style-name="P58">RQ-<text:span text:style-name="T40">10</text:span><text:span text:style-name="T52">1</text:span> <text:span text:style-name="T84">Environment variables</text:span></text:p>
      <text:p text:style-name="P22">The framework shall <text:span text:style-name="T84">recognize environment variable </text:span><text:span text:style-name="T56">ISSAI_CONFIG_ROOT</text:span><text:span text:style-name="T84"> for the specification of a custom root directory for configuration files.</text:span></text:p>
      <text:p text:style-name="P22">The framework shall <text:span text:style-name="T84">recognize environment variable </text:span><text:span text:style-name="T56">ISSAI_LANG</text:span><text:span text:style-name="T84"> for the specification of the language to use for messages issued by the framework, </text:span><text:span text:style-name="T108">independent </text:span><text:span text:style-name="T149">of</text:span><text:span text:style-name="T108"> the platform setting.</text:span></text:p>
      <text:p text:style-name="P60">RQ-<text:span text:style-name="T43">10</text:span><text:span text:style-name="T52">2</text:span> <text:span text:style-name="T36">C</text:span>onfiguration <text:span text:style-name="T36">file </text:span><text:span text:style-name="T38">format</text:span></text:p>
      <text:p text:style-name="P24">The framework <text:span text:style-name="T76">will</text:span> <text:span text:style-name="T38">accept configuration files in TOML format only.</text:span></text:p>
      <text:p text:style-name="P82">The framework will allow references to already defined TOML keys to be used within string values, the key must be put between <text:span text:style-name="T53">"${"</text:span> and <text:span text:style-name="T53">"}"</text:span><text:span text:style-name="T90"> and key parts separated by dots.</text:span></text:p>
      <text:p text:style-name="P60">RQ-<text:span text:style-name="T40">10</text:span><text:span text:style-name="T86">3</text:span> <text:span text:style-name="T51">C</text:span>onfiguration <text:span text:style-name="T84">root directory location</text:span></text:p>
      <text:p text:style-name="P21">The framework shall <text:span text:style-name="T51">be configurable by </text:span><text:span text:style-name="T42">file</text:span><text:span text:style-name="T84">s</text:span><text:span text:style-name="T42"> </text:span><text:span text:style-name="T84">located underneath the configuration root directory.</text:span></text:p>
      <text:p text:style-name="P63">The framework shall determine the location from environment variable <text:span text:style-name="T53">ISSAI_CONFIG_ROOT</text:span>, if present.</text:p>
      <text:p text:style-name="P61">The framework shall <text:span text:style-name="T84">assume directory </text:span><text:span text:style-name="T56">.config/issai</text:span> <text:span text:style-name="T84">under the user’s home directory,</text:span> <text:span text:style-name="T84">if environment variable </text:span><text:span text:style-name="T56">ISSAI_CONFIG_ROOT</text:span><text:span text:style-name="T84"> is not defined</text:span>. </text:p>
      <text:p text:style-name="P49">The framework shall <text:span text:style-name="T84">refuse operation, if the configuration root directory doesn’t exist</text:span>.</text:p>
      <text:p text:style-name="P59">RQ-<text:span text:style-name="T40">10</text:span><text:span text:style-name="T86">4</text:span> <text:span text:style-name="T51">C</text:span>onfiguration <text:span text:style-name="T84">root directory </text:span><text:span text:style-name="T85">structure</text:span></text:p>
      <text:p text:style-name="P23">The framework shall <text:span text:style-name="T85">recognize file </text:span><text:span text:style-name="T57">default.toml</text:span><text:span text:style-name="T85"> in the configuration root directory as master configuration for product independent parameters</text:span><text:span text:style-name="T84">.</text:span></text:p>
      <text:p text:style-name="P68">The framework shall treat all subdirectories under the configuration root directory as Issai product names, the product names used in Kiwi TCMS may differ.</text:p>
      <text:p text:style-name="P64">The framework shall <text:span text:style-name="T85">require a product specific configuration file </text:span><text:span text:style-name="T57">product.toml</text:span><text:span text:style-name="T85"> to be present in each subdirectory.</text:span></text:p>
      <text:p text:style-name="P62">The framework shall <text:span text:style-name="T85">ignore products without valid product specific configuration file</text:span>. </text:p>
      <text:p text:style-name="P50">The framework shall <text:span text:style-name="T84">refuse operation, if </text:span><text:span text:style-name="T85">no products are recognized</text:span>.</text:p>
      <text:p text:style-name="P69">RQ-<text:span text:style-name="T43">10</text:span><text:span text:style-name="T87">5</text:span> <text:span text:style-name="T87">Product </text:span><text:span text:style-name="T109">related</text:span><text:span text:style-name="T87"> configuration parameters</text:span></text:p>
      <text:p text:style-name="P65">The framework shall <text:span text:style-name="T85">require product specific configuration </text:span><text:span text:style-name="T99">parameters to be defined in </text:span><text:span text:style-name="T85">file </text:span><text:span text:style-name="T57">product.toml</text:span><text:span text:style-name="T85"> </text:span><text:span text:style-name="T99">in the product’s</text:span><text:span text:style-name="T85"> subdirectory </text:span><text:span text:style-name="T99">under configuration root directory</text:span><text:span text:style-name="T85">.</text:span></text:p>
      <text:p text:style-name="P72">The framework shall require all product specific configuration parameters to be specified under top level key [<text:span text:style-name="T53">product</text:span>].</text:p>
      <text:p text:style-name="P70">The framework shall recognize mandatory string parameter <text:span text:style-name="T53">name</text:span> for the case sensitive <text:span text:style-name="T26">product name as defined in Kiwi TCMS.</text:span></text:p>
      <text:p text:style-name="P70">The framework shall recognize mandatory string parameter <text:span text:style-name="T53">repository-path</text:span> for the root directory containing all product files<text:span text:style-name="T26">.</text:span></text:p>
      <text:p text:style-name="P71">The framework shall recognize optional string parameter <text:span text:style-name="T58">source-path</text:span> for the product <text:span text:style-name="T88">source code (default </text:span><text:span text:style-name="T58">"${product.repository-path}/src"</text:span><text:span text:style-name="T88">)</text:span><text:span text:style-name="T26">.</text:span></text:p>
      <text:p text:style-name="P71">The framework shall recognize optional string parameter <text:span text:style-name="T58">test-data-path</text:span> for the product <text:span text:style-name="T88">test data files (default </text:span><text:span text:style-name="T58">"${product.repository-path}/testdata"</text:span><text:span text:style-name="T88">)</text:span><text:span text:style-name="T26">.</text:span></text:p>
      <text:p text:style-name="P77">The framework shall recognize optional string parameter <text:span text:style-name="T53">nature</text:span> for the product nature <text:span text:style-name="T115">(</text:span>one of <text:span text:style-name="T53">"executable"</text:span>, <text:span text:style-name="T53">"static-library"</text:span> <text:span text:style-name="T115">or</text:span> <text:span text:style-name="T53">"dynamic-library"</text:span><text:span text:style-name="T90">, </text:span><text:span text:style-name="T92">default: </text:span><text:span text:style-name="T53">"executable"</text:span><text:span text:style-name="T92">)</text:span><text:span text:style-name="T26">.</text:span></text:p>
      <text:p text:style-name="P70"><text:soft-page-break/>The framework shall recognize optional array parameter <text:span text:style-name="T53">profiles</text:span> for the build profiles supported by the product (default <text:span text:style-name="T53">["debug", "release"]</text:span><text:span text:style-name="T88">).</text:span></text:p>
      <text:p text:style-name="P70">The framework shall recognize optional array parameter <text:span text:style-name="T53">features</text:span> for the features supported by the product (default <text:span text:style-name="T58">[]</text:span><text:span text:style-name="T88">)</text:span><text:span text:style-name="T26">.</text:span></text:p>
      <text:p text:style-name="P81">The framework shall allow any other parameter to be defined by the user, but these will not be used by the framework itself.</text:p>
      <text:p text:style-name="P97">RQ-<text:span text:style-name="T44">10</text:span><text:span text:style-name="T99">6</text:span> <text:span text:style-name="T109">Build related</text:span> configuration <text:span text:style-name="T44">parameters</text:span></text:p>
      <text:p text:style-name="P67">The framework shall <text:span text:style-name="T85">require </text:span><text:span text:style-name="T109">build</text:span><text:span text:style-name="T85"> </text:span><text:span text:style-name="T109">related</text:span><text:span text:style-name="T85"> configuration </text:span><text:span text:style-name="T99">parameters to be defined in </text:span><text:span text:style-name="T85">file </text:span><text:span text:style-name="T57">product.toml</text:span><text:span text:style-name="T85"> </text:span><text:span text:style-name="T99">in the product’s</text:span><text:span text:style-name="T85"> subdirectory </text:span><text:span text:style-name="T99">under configuration root directory </text:span><text:span text:style-name="T101">or in files named </text:span><text:span text:style-name="T59">issai.toml</text:span><text:span text:style-name="T101"> attached to test cases or plans.</text:span></text:p>
      <text:p text:style-name="P74">The framework shall require all <text:span text:style-name="T109">build</text:span> configuration parameters to be specified under top level key [<text:span text:style-name="T61">build</text:span>].</text:p>
      <text:p text:style-name="P74">The framework shall recognize <text:span text:style-name="T109">optional</text:span> <text:span text:style-name="T113">boolean </text:span>parameter <text:span text:style-name="T61">build-before-test</text:span> <text:span text:style-name="T109">as an indicator whether to build the product before test execution</text:span><text:span text:style-name="T101"> </text:span><text:span text:style-name="T109">(default: </text:span><text:span text:style-name="T61">false</text:span><text:span text:style-name="T109">)</text:span><text:span text:style-name="T26">.</text:span></text:p>
      <text:p text:style-name="P79">The framework shall recognize <text:span text:style-name="T109">optional</text:span> <text:span text:style-name="T113">string </text:span>parameter <text:span text:style-name="T61">target-path</text:span> <text:span text:style-name="T109">for the target path of compiled sources</text:span><text:span text:style-name="T101"> </text:span><text:span text:style-name="T109">(default: </text:span><text:span text:style-name="T58">"${</text:span><text:span text:style-name="T73">runner</text:span><text:span text:style-name="T58">.</text:span><text:span text:style-name="T73">working</text:span><text:span text:style-name="T58">-path}/</text:span><text:span text:style-name="T73">target</text:span><text:span text:style-name="T58">"</text:span><text:span text:style-name="T109">)</text:span><text:span text:style-name="T26">.</text:span></text:p>
      <text:p text:style-name="P74">The framework shall recognize <text:span text:style-name="T109">optional</text:span> <text:span text:style-name="T113">string </text:span>parameter <text:span text:style-name="T61">profile</text:span> <text:span text:style-name="T109">for the build profile to use</text:span><text:span text:style-name="T101"> </text:span><text:span text:style-name="T109">(default: </text:span><text:span text:style-name="T61">"debug"</text:span><text:span text:style-name="T109">)</text:span><text:span text:style-name="T26">.</text:span></text:p>
      <text:p text:style-name="P74">The framework shall recognize <text:span text:style-name="T109">optional</text:span> <text:span text:style-name="T113">array </text:span>parameter <text:span text:style-name="T61">features</text:span> <text:span text:style-name="T109">for the product features to use for build</text:span><text:span text:style-name="T101"> </text:span><text:span text:style-name="T109">(default: </text:span><text:span text:style-name="T61">[]</text:span><text:span text:style-name="T109">)</text:span><text:span text:style-name="T26">.</text:span></text:p>
      <text:p text:style-name="P97">RQ-<text:span text:style-name="T44">10</text:span><text:span text:style-name="T110">7</text:span> <text:span text:style-name="T110">TCMS</text:span><text:span text:style-name="T109"> related</text:span> configuration <text:span text:style-name="T44">parameters</text:span></text:p>
      <text:p text:style-name="P67">The framework shall <text:span text:style-name="T85">require </text:span><text:span text:style-name="T110">Kiwi TCMS related</text:span><text:span text:style-name="T85"> configuration </text:span><text:span text:style-name="T99">parameters to be defined in </text:span><text:span text:style-name="T85">file </text:span><text:span text:style-name="T57">product.toml</text:span><text:span text:style-name="T85"> </text:span><text:span text:style-name="T99">in the product’s</text:span><text:span text:style-name="T85"> subdirectory </text:span><text:span text:style-name="T99">under configuration root directory </text:span><text:span text:style-name="T101">or in files named </text:span><text:span text:style-name="T59">issai.toml</text:span><text:span text:style-name="T101"> attached to test cases or plans.</text:span></text:p>
      <text:p text:style-name="P75">The framework shall require all <text:span text:style-name="T110">TCMS related</text:span> configuration parameters to be specified under top level key [<text:span text:style-name="T62">tcms</text:span>].</text:p>
      <text:p text:style-name="P74">The framework shall recognize <text:span text:style-name="T147">optional</text:span> string parameter <text:span text:style-name="T62">label-scheme</text:span> for the <text:span text:style-name="T110">labeling scheme used for the product (one of </text:span><text:span text:style-name="T62">"none"</text:span><text:span text:style-name="T110">, </text:span><text:span text:style-name="T62">"version"</text:span><text:span text:style-name="T110"> or </text:span><text:span text:style-name="T62">"build"</text:span><text:span text:style-name="T110">, default: </text:span><text:span text:style-name="T62">"version"</text:span><text:span text:style-name="T110">)</text:span><text:span text:style-name="T26">.</text:span></text:p>
      <text:p text:style-name="P79">The framework shall recognize <text:span text:style-name="T147">optional</text:span> string parameter <text:span text:style-name="T63">spec-management</text:span> for the <text:span text:style-name="T111">management</text:span><text:span text:style-name="T110"> </text:span><text:span text:style-name="T111">of</text:span><text:span text:style-name="T110"> </text:span><text:span text:style-name="T111">test specifications</text:span><text:span text:style-name="T110"> (</text:span><text:span text:style-name="T62">"</text:span><text:span text:style-name="T63">auto</text:span><text:span text:style-name="T62">"</text:span><text:span text:style-name="T110"> or </text:span><text:span text:style-name="T62">"</text:span><text:span text:style-name="T63">manual</text:span><text:span text:style-name="T62">"</text:span><text:span text:style-name="T110">, default: </text:span><text:span text:style-name="T62">"</text:span><text:span text:style-name="T63">manual</text:span><text:span text:style-name="T62">"</text:span><text:span text:style-name="T110">)</text:span><text:span text:style-name="T26">.</text:span></text:p>
      <text:p text:style-name="P79">The framework shall recognize <text:span text:style-name="T147">optional</text:span> string parameter <text:span text:style-name="T63">result-management</text:span> for the <text:span text:style-name="T111">management</text:span><text:span text:style-name="T110"> </text:span><text:span text:style-name="T111">of test results </text:span><text:span text:style-name="T110">(</text:span><text:span text:style-name="T62">"</text:span><text:span text:style-name="T63">auto</text:span><text:span text:style-name="T62">" or "</text:span><text:span text:style-name="T63">manual</text:span><text:span text:style-name="T62">"</text:span><text:span text:style-name="T91">, default: </text:span><text:span text:style-name="T62">"</text:span><text:span text:style-name="T63">auto</text:span><text:span text:style-name="T62">"</text:span><text:span text:style-name="T110">)</text:span><text:span text:style-name="T26">.</text:span></text:p>
      <text:p text:style-name="P79">The framework shall recognize <text:span text:style-name="T147">optional</text:span> <text:span text:style-name="T112">array</text:span> parameter <text:span text:style-name="T63">re</text:span><text:span text:style-name="T64">levant</text:span><text:span text:style-name="T63">-</text:span><text:span text:style-name="T64">attachments</text:span> <text:span text:style-name="T112">for the </text:span>attachment file names to be downloaded for tests<text:span text:style-name="T111"> </text:span><text:span text:style-name="T110">(</text:span><text:span text:style-name="T91">default: </text:span><text:span text:style-name="T64">[]</text:span><text:span text:style-name="T110">)</text:span><text:span text:style-name="T26">.</text:span></text:p>
      <text:p text:style-name="P79">The framework shall recognize <text:span text:style-name="T147">optional</text:span> <text:span text:style-name="T112">array</text:span> parameter <text:span text:style-name="T64">permuting</text:span><text:span text:style-name="T63">-</text:span><text:span text:style-name="T64">properties</text:span> <text:span text:style-name="T112">for the property names triggering repeated execution of test cases for all value items of the property</text:span><text:span text:style-name="T111"> </text:span><text:span text:style-name="T110">(</text:span><text:span text:style-name="T91">default: </text:span><text:span text:style-name="T64">[]</text:span><text:span text:style-name="T110">)</text:span><text:span text:style-name="T26">.</text:span></text:p>
      <text:p text:style-name="P98">RQ-<text:span text:style-name="T44">10</text:span><text:span text:style-name="T110">8</text:span> <text:span text:style-name="T99">Run</text:span><text:span text:style-name="T109">ner related</text:span> configuration <text:span text:style-name="T44">parameters</text:span></text:p>
      <text:p text:style-name="P66">The framework shall <text:span text:style-name="T85">require </text:span><text:span text:style-name="T113">test runner related</text:span><text:span text:style-name="T85"> configuration </text:span><text:span text:style-name="T99">parameters to be defined in </text:span><text:span text:style-name="T85">file </text:span><text:span text:style-name="T57">product.toml</text:span><text:span text:style-name="T85"> </text:span><text:span text:style-name="T99">in the product’s</text:span><text:span text:style-name="T85"> subdirectory </text:span><text:span text:style-name="T99">under configuration root directory </text:span><text:span text:style-name="T101">or in files named </text:span><text:span text:style-name="T59">issai.toml</text:span><text:span text:style-name="T101"> attached to test cases or plans.</text:span></text:p>
      <text:p text:style-name="P76">The framework shall require all <text:span text:style-name="T113">test runner related</text:span> configuration parameters to be specified under top level key [<text:span text:style-name="T65">runner</text:span>].</text:p>
      <text:p text:style-name="P73">The framework shall recognize mandatory string parameter <text:span text:style-name="T59">working-path</text:span> for the <text:span text:style-name="T147">working</text:span><text:span text:style-name="T101"> directory to use for tests</text:span><text:span text:style-name="T26">.</text:span></text:p>
      <text:p text:style-name="P77">The framework shall recognize <text:span text:style-name="T115">optional</text:span> string parameter <text:span text:style-name="T66">test-driver-executable</text:span> for the name of test driver executable including path <text:span text:style-name="T115">(default: parameter not defined)</text:span><text:span text:style-name="T26">.</text:span></text:p>
      <text:p text:style-name="P77"><text:soft-page-break/>The framework shall recognize <text:span text:style-name="T115">optional</text:span> string parameter <text:span text:style-name="T66">product-executable</text:span> for the name of <text:span text:style-name="T115">product </text:span>executable including path <text:span text:style-name="T115">(default: parameter not defined)</text:span><text:span text:style-name="T26">.</text:span></text:p>
      <text:p text:style-name="P77">The framework shall recognize <text:span text:style-name="T115">optional</text:span> string parameter <text:span text:style-name="T66">locale</text:span> for the <text:span text:style-name="T115">default locale</text:span><text:span text:style-name="T101"> to use for tests </text:span><text:span text:style-name="T115">(default: </text:span><text:span text:style-name="T62">"</text:span><text:span text:style-name="T66">en</text:span><text:span text:style-name="T62">"</text:span><text:span text:style-name="T115">)</text:span><text:span text:style-name="T26">.</text:span></text:p>
      <text:p text:style-name="P77">The framework shall recognize <text:span text:style-name="T115">optional</text:span> string parameter <text:span text:style-name="T66">custom-script-path</text:span> for the <text:span text:style-name="T115">path of </text:span>custom <text:span text:style-name="T115">script</text:span>s for test execution<text:span text:style-name="T101"> </text:span><text:span text:style-name="T115">(default: parameter not defined)</text:span><text:span text:style-name="T26">.</text:span></text:p>
      <text:p text:style-name="P80">The framework shall recognize <text:span text:style-name="T115">optional</text:span> string parameter <text:span text:style-name="T66">custom-module-path</text:span> for the <text:span text:style-name="T115">path of the </text:span>python module with custom functions for test execution<text:span text:style-name="T101"> </text:span><text:span text:style-name="T115">(default: parameter not defined)</text:span><text:span text:style-name="T26">.</text:span></text:p>
      <text:p text:style-name="P80">The framework shall recognize <text:span text:style-name="T115">optional</text:span> string parameter <text:span text:style-name="T68">test-init-script</text:span> for the <text:span text:style-name="T124">name</text:span><text:span text:style-name="T115"> of </text:span><text:span text:style-name="T124">the </text:span>custom <text:span text:style-name="T115">script</text:span> <text:span text:style-name="T124">to be executed at the beginning of a test</text:span><text:span text:style-name="T101"> </text:span><text:span text:style-name="T115">(default: parameter not defined)</text:span><text:span text:style-name="T26">.</text:span></text:p>
      <text:p text:style-name="P78">The framework shall recognize <text:span text:style-name="T115">optional</text:span> string parameter <text:span text:style-name="T68">test-</text:span><text:span text:style-name="T70">finish</text:span><text:span text:style-name="T68">-script</text:span> for the <text:span text:style-name="T124">name</text:span><text:span text:style-name="T115"> of </text:span><text:span text:style-name="T124">the </text:span>custom <text:span text:style-name="T115">script</text:span> <text:span text:style-name="T124">to be executed at the end of a test</text:span><text:span text:style-name="T101"> </text:span><text:span text:style-name="T115">(default: parameter not defined)</text:span><text:span text:style-name="T26">.</text:span></text:p>
      <text:p text:style-name="P78">The framework shall recognize <text:span text:style-name="T115">optional</text:span> string parameter <text:span text:style-name="T68">test-</text:span><text:span text:style-name="T70">plan-</text:span><text:span text:style-name="T68">init-script</text:span> for the <text:span text:style-name="T124">name</text:span><text:span text:style-name="T115"> of </text:span><text:span text:style-name="T124">the </text:span>custom <text:span text:style-name="T115">script</text:span> <text:span text:style-name="T124">to be executed at the beginning of a test</text:span><text:span text:style-name="T101"> </text:span><text:span text:style-name="T124">plan </text:span><text:span text:style-name="T115">(default: parameter not defined)</text:span><text:span text:style-name="T26">.</text:span></text:p>
      <text:p text:style-name="P78">The framework shall recognize <text:span text:style-name="T115">optional</text:span> string parameter <text:span text:style-name="T68">test-</text:span><text:span text:style-name="T70">plan-finish</text:span><text:span text:style-name="T68">-script</text:span> for the <text:span text:style-name="T124">name</text:span><text:span text:style-name="T115"> of </text:span><text:span text:style-name="T124">the </text:span>custom <text:span text:style-name="T115">script</text:span> <text:span text:style-name="T124">to be executed at the end of a test</text:span><text:span text:style-name="T101"> </text:span><text:span text:style-name="T124">plan </text:span><text:span text:style-name="T115">(default: parameter not defined)</text:span><text:span text:style-name="T26">.</text:span></text:p>
      <text:p text:style-name="P78">The framework shall recognize <text:span text:style-name="T115">optional</text:span> string parameter <text:span text:style-name="T68">test-</text:span><text:span text:style-name="T70">case-</text:span><text:span text:style-name="T68">init-script</text:span> for the <text:span text:style-name="T124">name</text:span><text:span text:style-name="T115"> of </text:span><text:span text:style-name="T124">the </text:span>custom <text:span text:style-name="T115">script</text:span> <text:span text:style-name="T124">to be executed at the beginning of a test</text:span><text:span text:style-name="T101"> </text:span><text:span text:style-name="T124">case </text:span><text:span text:style-name="T115">(default: parameter not defined)</text:span><text:span text:style-name="T26">.</text:span></text:p>
      <text:p text:style-name="P78">The framework shall recognize <text:span text:style-name="T115">optional</text:span> string parameter <text:span text:style-name="T68">test-</text:span><text:span text:style-name="T70">case-finish</text:span><text:span text:style-name="T68">-script</text:span> for the <text:span text:style-name="T124">name</text:span><text:span text:style-name="T115"> of </text:span><text:span text:style-name="T124">the </text:span>custom <text:span text:style-name="T115">script</text:span> <text:span text:style-name="T124">to be executed at the end of a test</text:span><text:span text:style-name="T101"> </text:span><text:span text:style-name="T124">case </text:span><text:span text:style-name="T115">(default: parameter not defined)</text:span><text:span text:style-name="T26">.</text:span></text:p>
      <text:p text:style-name="P78">The framework shall recognize <text:span text:style-name="T115">optional</text:span> string parameter <text:span text:style-name="T68">test-init-</text:span><text:span text:style-name="T70">function</text:span> for the <text:span text:style-name="T124">name</text:span><text:span text:style-name="T115"> of </text:span><text:span text:style-name="T124">the </text:span>custom <text:span text:style-name="T124">python function</text:span> <text:span text:style-name="T124">to be executed at the beginning of a test</text:span><text:span text:style-name="T101"> </text:span><text:span text:style-name="T115">(default: parameter not defined)</text:span><text:span text:style-name="T26">.</text:span></text:p>
      <text:p text:style-name="P78">The framework shall recognize <text:span text:style-name="T115">optional</text:span> string parameter <text:span text:style-name="T68">test-</text:span><text:span text:style-name="T70">finish</text:span><text:span text:style-name="T68">-</text:span><text:span text:style-name="T70">function</text:span> for the <text:span text:style-name="T124">name</text:span><text:span text:style-name="T115"> of </text:span><text:span text:style-name="T124">the </text:span>custom <text:span text:style-name="T124">python function</text:span> <text:span text:style-name="T124">to be executed at the end of a test</text:span><text:span text:style-name="T101"> </text:span><text:span text:style-name="T115">(default: parameter not defined)</text:span><text:span text:style-name="T26">.</text:span></text:p>
      <text:p text:style-name="P78">The framework shall recognize <text:span text:style-name="T115">optional</text:span> string parameter <text:span text:style-name="T68">test-</text:span><text:span text:style-name="T70">plan-</text:span><text:span text:style-name="T68">init-</text:span><text:span text:style-name="T70">function</text:span> for the <text:span text:style-name="T124">name</text:span><text:span text:style-name="T115"> of </text:span><text:span text:style-name="T124">the </text:span>custom <text:span text:style-name="T124">python function</text:span> <text:span text:style-name="T124">to be executed at the beginning of a test</text:span><text:span text:style-name="T101"> </text:span><text:span text:style-name="T124">plan </text:span><text:span text:style-name="T115">(default: parameter not defined)</text:span><text:span text:style-name="T26">.</text:span></text:p>
      <text:p text:style-name="P78">The framework shall recognize <text:span text:style-name="T115">optional</text:span> string parameter <text:span text:style-name="T68">test-</text:span><text:span text:style-name="T70">plan-finish</text:span><text:span text:style-name="T68">-</text:span><text:span text:style-name="T70">function</text:span> for the <text:span text:style-name="T124">name</text:span><text:span text:style-name="T115"> of </text:span><text:span text:style-name="T124">the </text:span>custom <text:span text:style-name="T124">python function</text:span> <text:span text:style-name="T124">to be executed at the end of a test</text:span><text:span text:style-name="T101"> </text:span><text:span text:style-name="T124">plan </text:span><text:span text:style-name="T115">(default: parameter not defined)</text:span><text:span text:style-name="T26">.</text:span></text:p>
      <text:p text:style-name="P78">The framework shall recognize <text:span text:style-name="T115">optional</text:span> string parameter <text:span text:style-name="T68">test-</text:span><text:span text:style-name="T70">case-</text:span><text:span text:style-name="T68">init-</text:span><text:span text:style-name="T70">function</text:span> for the <text:span text:style-name="T124">name</text:span><text:span text:style-name="T115"> of </text:span><text:span text:style-name="T124">the </text:span>custom <text:span text:style-name="T124">python function</text:span> <text:span text:style-name="T124">to be executed at the beginning of a test</text:span><text:span text:style-name="T101"> </text:span><text:span text:style-name="T124">case </text:span><text:span text:style-name="T115">(default: parameter not defined)</text:span><text:span text:style-name="T26">.</text:span></text:p>
      <text:p text:style-name="P78">The framework shall recognize <text:span text:style-name="T115">optional</text:span> string parameter <text:span text:style-name="T68">test-</text:span><text:span text:style-name="T70">case-finish</text:span><text:span text:style-name="T68">-</text:span><text:span text:style-name="T70">function</text:span> for the <text:span text:style-name="T124">name</text:span><text:span text:style-name="T115"> of </text:span><text:span text:style-name="T124">the </text:span>custom <text:span text:style-name="T124">python function</text:span> <text:span text:style-name="T124">to be executed at the end of a test</text:span><text:span text:style-name="T101"> </text:span><text:span text:style-name="T124">case </text:span><text:span text:style-name="T115">(default: parameter not defined)</text:span><text:span text:style-name="T26">.</text:span></text:p>
      <text:p text:style-name="P114"/>
      <text:p text:style-name="P99">RQ-<text:span text:style-name="T40">10</text:span><text:span text:style-name="T114">9</text:span> <text:span text:style-name="T99">Runtime</text:span> configuration <text:span text:style-name="T101">parameter </text:span><text:span text:style-name="T100">precedence</text:span></text:p>
      <text:p text:style-name="P19">The framework shall <text:span text:style-name="T100">determine the value of a configuration parameter using the first match found in following sequence:</text:span></text:p>
      <text:p text:style-name="P83">1. parameter is contained in test case attachment file <text:span text:style-name="T53">issai.toml</text:span></text:p>
      <text:p text:style-name="P83">2. parameter is contained in test plan attachment file <text:span text:style-name="T53">issai.toml</text:span><text:span text:style-name="T90">, for nested test plans starting with the plan containing the test case and then the hierarchy up</text:span></text:p>
      <text:p text:style-name="P83">3. parameter is contained in product specific configuration file</text:p>
      <text:p text:style-name="P83">4. parameter is contained in master configuration file</text:p>
      <text:p text:style-name="P51"><text:soft-page-break/>The framework shall <text:span text:style-name="T100">immediately abort operation, if an undefined configuration parameter is referenced.</text:span></text:p>
      <text:p text:style-name="P84"/>
      <text:h text:style-name="P134" text:outline-level="2"><text:bookmark-start text:name="__RefHeading___Toc2684_74363098"/>Test execution<text:bookmark-end text:name="__RefHeading___Toc2684_74363098"/></text:h>
      <text:p text:style-name="P53">RQ-<text:span text:style-name="T77">2</text:span><text:span text:style-name="T35">0</text:span>1 <text:span text:style-name="T102">Test plan execution</text:span></text:p>
      <text:p text:style-name="P86">The framework shall provide <text:span text:style-name="T102">the possibility to execute a test plan through script or GUI.</text:span></text:p>
      <text:p text:style-name="P90">The framework will execute all test cases contained in the test plan itself and all its sibling test plans.</text:p>
      <text:p text:style-name="P54">RQ-<text:span text:style-name="T77">2</text:span><text:span text:style-name="T35">0</text:span><text:span text:style-name="T75">2</text:span> <text:span text:style-name="T102">Test case execution</text:span></text:p>
      <text:p text:style-name="P87">The framework shall provide <text:span text:style-name="T102">the possibility to execute a single test case through script or GUI.</text:span></text:p>
      <text:p text:style-name="P25">The framework shall <text:span text:style-name="T102">exclude test cases not having test case status CONFIRMED from execution</text:span><text:span text:style-name="T46">.</text:span></text:p>
      <text:p text:style-name="P25">The framework shall <text:span text:style-name="T102">exclude test cases not marked as automated from execution.</text:span></text:p>
      <text:p text:style-name="P100">RQ-<text:span text:style-name="T77">2</text:span><text:span text:style-name="T35">0</text:span><text:span text:style-name="T116">3</text:span> <text:span text:style-name="T116">Offline</text:span><text:span text:style-name="T102"> execution</text:span></text:p>
      <text:p text:style-name="P88">The framework shall provide <text:span text:style-name="T102">the possibility to execute a test </text:span><text:span text:style-name="T116">without connection to Kiwi TCMS</text:span><text:span text:style-name="T102">.</text:span></text:p>
      <text:p text:style-name="P27">The framework <text:span text:style-name="T116">wi</text:span>ll <text:span text:style-name="T116">read all necessary data from a file instead in that case</text:span><text:span text:style-name="T46">.</text:span></text:p>
      <text:p text:style-name="P27">The framework <text:span text:style-name="T116">wi</text:span>ll <text:span text:style-name="T116">not store any results in Kiwi TCMS in that case</text:span><text:span text:style-name="T46">.</text:span></text:p>
      <text:p text:style-name="P102">RQ-<text:span text:style-name="T77">2</text:span><text:span text:style-name="T35">0</text:span><text:span text:style-name="T116">4</text:span> <text:span text:style-name="T120">E</text:span><text:span text:style-name="T102">xecution </text:span><text:span text:style-name="T120">without result storage</text:span></text:p>
      <text:p text:style-name="P89">The framework shall provide <text:span text:style-name="T102">the possibility to </text:span><text:span text:style-name="T120">run</text:span><text:span text:style-name="T102"> a test, </text:span><text:span text:style-name="T120">but not store the results in Kiwi TCMS.</text:span></text:p>
      <text:p text:style-name="P102">RQ-<text:span text:style-name="T77">2</text:span><text:span text:style-name="T35">0</text:span><text:span text:style-name="T121">5</text:span> <text:span text:style-name="T120">Read-only e</text:span><text:span text:style-name="T102">xecution</text:span></text:p>
      <text:p text:style-name="P89">The framework shall provide <text:span text:style-name="T102">the possibility to </text:span><text:span text:style-name="T120">run</text:span><text:span text:style-name="T102"> a test </text:span><text:span text:style-name="T120">without changing any test specifications in TCMS.</text:span></text:p>
      <text:p text:style-name="P104">The framework will read all data needed from Kiwi TCMS, but not create test runs or executions.</text:p>
      <text:p text:style-name="P104">The framework will skip execution of a test plan in read-only execution, if it would need to create a test run for the plan.</text:p>
      <text:p text:style-name="P104">The framework will skip execution of a test case in read-only execution, if it would need to create a test execution for the case.</text:p>
      <text:p text:style-name="P102">RQ-<text:span text:style-name="T77">2</text:span><text:span text:style-name="T35">0</text:span><text:span text:style-name="T121">6</text:span> <text:span text:style-name="T116">Simulated</text:span><text:span text:style-name="T102"> execution</text:span></text:p>
      <text:p text:style-name="P88">The framework shall provide <text:span text:style-name="T102">the possibility to </text:span><text:span text:style-name="T116">simulate</text:span><text:span text:style-name="T102"> a test </text:span><text:span text:style-name="T116">execution (dry run)</text:span><text:span text:style-name="T102">.</text:span></text:p>
      <text:p text:style-name="P27">The framework <text:span text:style-name="T116">wi</text:span>ll <text:span text:style-name="T116">try to gather all data needed to run a test in a simulated execution</text:span><text:span text:style-name="T46">.</text:span></text:p>
      <text:p text:style-name="P27">The framework <text:span text:style-name="T116">wi</text:span>ll <text:span text:style-name="T116">log all essential actions to console in a simulated execution</text:span><text:span text:style-name="T46">.</text:span></text:p>
      <text:p text:style-name="P27">The framework <text:span text:style-name="T116">wi</text:span>ll <text:span text:style-name="T116">not change any data in Kiwi TCMS in a simulated execution</text:span><text:span text:style-name="T46">.</text:span></text:p>
      <text:p text:style-name="P27">The framework <text:span text:style-name="T116">wi</text:span>ll <text:span text:style-name="T116">not actually execute a test in a simulated execution</text:span><text:span text:style-name="T46">.</text:span></text:p>
      <text:p text:style-name="P27">The framework <text:span text:style-name="T116">wi</text:span>ll <text:span text:style-name="T116">not produce any result file in a simulated execution</text:span><text:span text:style-name="T46">.</text:span></text:p>
      <text:p text:style-name="P100">RQ-<text:span text:style-name="T77">2</text:span><text:span text:style-name="T35">0</text:span><text:span text:style-name="T121">7</text:span> <text:span text:style-name="T103">Test </text:span><text:span text:style-name="T104">plan</text:span><text:span text:style-name="T103"> tags</text:span></text:p>
      <text:p text:style-name="P91">The framework shall allow test <text:span text:style-name="T104">plans</text:span> to be excluded from execution by using tags.</text:p>
      <text:p text:style-name="P91">The framework will consider tags starting with "os_" and "arch_" as reserved.</text:p>
      <text:p text:style-name="P20">The framework shall <text:span text:style-name="T103">treat test </text:span><text:span text:style-name="T104">plans</text:span><text:span text:style-name="T103"> tagged with a name starting with "os_" as operating system specific and skip </text:span><text:span text:style-name="T104">all</text:span><text:span text:style-name="T103"> test case</text:span><text:span text:style-name="T104">s under the test plan</text:span><text:span text:style-name="T103">, if the platform’s operating system doesn’t match the tag.</text:span></text:p>
      <text:p text:style-name="P28">The framework shall <text:span text:style-name="T103">treat test </text:span><text:span text:style-name="T104">plans</text:span><text:span text:style-name="T103"> tagged with a name starting with "arch_" as machine architecture specific and skip </text:span><text:span text:style-name="T104">all</text:span><text:span text:style-name="T103"> test case</text:span><text:span text:style-name="T104">s under the test plan</text:span><text:span text:style-name="T103">, if the platform’s machine architecture doesn’t match the tag.</text:span></text:p>
      <text:p text:style-name="P85">RQ-<text:span text:style-name="T77">2</text:span><text:span text:style-name="T35">0</text:span><text:span text:style-name="T121">8</text:span> <text:span text:style-name="T103">Test case tags</text:span></text:p>
      <text:p text:style-name="P92">The framework shall allow test cases to be excluded from execution by using tags.</text:p>
      <text:p text:style-name="P92"><text:soft-page-break/>The framework will consider tags starting with "os_" and "arch_" as reserved.</text:p>
      <text:p text:style-name="P26">The framework shall <text:span text:style-name="T103">treat test cases tagged with a name starting with "os_" as operating system specific and skip the test case, if the platform’s operating system doesn’t match the tag.</text:span></text:p>
      <text:p text:style-name="P105"><text:span text:style-name="T26">The framework shall </text:span><text:span text:style-name="T103">treat test cases tagged with a name starting with "arch_" as machine architecture specific and skip the test case, if the platform’s machine architecture doesn’t match the tag.</text:span></text:p>
      <text:p text:style-name="RequirementHeader">RQ-<text:span text:style-name="T77">2</text:span><text:span text:style-name="T35">0</text:span><text:span text:style-name="T121">9</text:span> <text:span text:style-name="T106">Permuting</text:span><text:span text:style-name="T103"> </text:span><text:span text:style-name="T105">properties</text:span></text:p>
      <text:p text:style-name="P94">The framework shall allow <text:span text:style-name="T106">all </text:span>test <text:span text:style-name="T105">cases of a test </text:span><text:span text:style-name="T104">plan</text:span> <text:span text:style-name="T106">or single test case </text:span>to be <text:span text:style-name="T105">repeatedly</text:span> <text:span text:style-name="T105">executed</text:span> by using <text:span text:style-name="T105">properties</text:span>.</text:p>
      <text:p text:style-name="P95">The framework <text:span text:style-name="T117">wi</text:span>ll recognize <text:span text:style-name="T106">such propertie</text:span>s by runtime configuration parameter <text:span text:style-name="T60">permuting-propertie</text:span><text:span text:style-name="T53">s</text:span>.</text:p>
      <text:p text:style-name="P93">The framework <text:span text:style-name="T106">shall run affected test cases </text:span><text:span text:style-name="T118">repeatedly </text:span><text:span text:style-name="T106">with </text:span><text:span text:style-name="T118">all value items of the property.</text:span></text:p>
      <text:p text:style-name="P103">RQ-<text:span text:style-name="T77">2</text:span><text:span text:style-name="T121">10</text:span> <text:span text:style-name="T103">T</text:span><text:span text:style-name="T117">CMS</text:span><text:span text:style-name="T103"> </text:span><text:span text:style-name="T105">attachments</text:span></text:p>
      <text:p text:style-name="P94">The framework shall allow test <text:span text:style-name="T105">plan </text:span><text:span text:style-name="T117">or test case </text:span><text:span text:style-name="T105">attachments to be used for test execution</text:span>.</text:p>
      <text:p text:style-name="P96">The framework shall download execution relevant attachments before test execution to local disk.</text:p>
      <text:p text:style-name="P96">The framework shall recognize execution relevant attachments by runtime configuration parameter <text:span text:style-name="T67">tcms.r</text:span><text:span text:style-name="T53">elevant-attachments</text:span>.</text:p>
      <text:p text:style-name="P96">The framework will always download attachment <text:span text:style-name="T53">issai.toml</text:span> for specific runtime configuration, if present.</text:p>
      <text:p text:style-name="P103">RQ-<text:span text:style-name="T77">2</text:span><text:span text:style-name="T121">11</text:span> <text:span text:style-name="T118">Custom scripts</text:span></text:p>
      <text:p text:style-name="P94">The framework shall allow <text:span text:style-name="T118">custom scripts to be integrated with the framework</text:span>.</text:p>
      <text:p text:style-name="P94">The framework <text:span text:style-name="T118">wi</text:span>ll <text:span text:style-name="T118">require</text:span> <text:span text:style-name="T118">custom scripts to be stored in the directory referenced by configuration parameter </text:span><text:span text:style-name="T68">runner.custom-script-path</text:span>.</text:p>
      <text:p text:style-name="P94">The framework <text:span text:style-name="T118">wi</text:span>ll <text:span text:style-name="T118">require</text:span> <text:span text:style-name="T118">references to custom scripts</text:span><text:span text:style-name="T93"> in TCMS test cases to be prefixed with </text:span><text:span text:style-name="T68">script:</text:span>.</text:p>
      <text:p text:style-name="P96">The framework shall <text:span text:style-name="T118">allow a custom script to be called at the start of a test, it must be referenced by configuration parameter </text:span><text:span text:style-name="T68">runner.test-init-script</text:span><text:span text:style-name="T118">.</text:span></text:p>
      <text:p text:style-name="P96">The framework shall <text:span text:style-name="T118">allow a custom script to be called at the end of a test, it must be referenced by configuration parameter </text:span><text:span text:style-name="T68">runner.test-finish-script</text:span><text:span text:style-name="T118">.</text:span></text:p>
      <text:p text:style-name="P96">The framework shall <text:span text:style-name="T118">allow a custom script to be called at the start of a test plan, it must be referenced by configuration parameter </text:span><text:span text:style-name="T68">runner.test-plan-init-script</text:span><text:span text:style-name="T118">.</text:span></text:p>
      <text:p text:style-name="P96">The framework shall <text:span text:style-name="T118">allow a custom script to be called at the end of a test plan, it must be referenced by configuration parameter </text:span><text:span text:style-name="T68">runner.test-plan-finish-script</text:span><text:span text:style-name="T118">.</text:span></text:p>
      <text:p text:style-name="P96">The framework shall <text:span text:style-name="T118">allow a custom script to be called at the start of a test case, it must be referenced by configuration parameter </text:span><text:span text:style-name="T68">runner.test-case-init-script</text:span><text:span text:style-name="T118">.</text:span></text:p>
      <text:p text:style-name="P96">The framework shall <text:span text:style-name="T118">allow a custom script to be called at the end of a test case, it must be referenced by configuration parameter </text:span><text:span text:style-name="T68">runner.test-case-finish-script</text:span><text:span text:style-name="T118">.</text:span></text:p>
      <text:p text:style-name="P103">RQ-<text:span text:style-name="T77">2</text:span><text:span text:style-name="T119">1</text:span><text:span text:style-name="T121">2</text:span> <text:span text:style-name="T118">Custom </text:span><text:span text:style-name="T119">python functions</text:span></text:p>
      <text:p text:style-name="P94">The framework shall allow <text:span text:style-name="T118">custom </text:span><text:span text:style-name="T119">python functions</text:span><text:span text:style-name="T118"> to be integrated with the framework</text:span>.</text:p>
      <text:p text:style-name="P94">The framework <text:span text:style-name="T118">wi</text:span>ll <text:span text:style-name="T118">require</text:span> <text:span text:style-name="T118">custom </text:span><text:span text:style-name="T119">python functions callable by the framework</text:span><text:span text:style-name="T118"> to be </text:span><text:span text:style-name="T119">plac</text:span><text:span text:style-name="T118">ed in the </text:span><text:span text:style-name="T119">python module</text:span><text:span text:style-name="T118"> referenced by configuration parameter </text:span><text:span text:style-name="T68">runner.custom-</text:span><text:span text:style-name="T69">module</text:span><text:span text:style-name="T68">-path</text:span>.</text:p>
      <text:p text:style-name="P94">The framework <text:span text:style-name="T118">wi</text:span>ll <text:span text:style-name="T118">require</text:span> <text:span text:style-name="T118">references to custom </text:span><text:span text:style-name="T119">python functions</text:span><text:span text:style-name="T93"> in TCMS test cases to be prefixed with </text:span><text:span text:style-name="T69">function:</text:span>.</text:p>
      <text:p text:style-name="P96">The framework shall <text:span text:style-name="T118">allow a custom </text:span><text:span text:style-name="T119">python function</text:span><text:span text:style-name="T118"> to be called at the start of a test, it must be referenced by configuration parameter </text:span><text:span text:style-name="T68">runner.test-init-</text:span><text:span text:style-name="T69">function</text:span><text:span text:style-name="T118">.</text:span></text:p>
      <text:p text:style-name="P96">The framework shall <text:span text:style-name="T118">allow a custom </text:span><text:span text:style-name="T119">python function</text:span><text:span text:style-name="T118"> to be called at the end of a test, it must be referenced by configuration parameter </text:span><text:span text:style-name="T68">runner.test-finish-</text:span><text:span text:style-name="T69">function</text:span><text:span text:style-name="T118">.</text:span></text:p>
      <text:p text:style-name="P96"><text:soft-page-break/>The framework shall <text:span text:style-name="T118">allow a custom </text:span><text:span text:style-name="T119">python function</text:span><text:span text:style-name="T118"> to be called at the start of a test plan, it must be referenced by configuration parameter </text:span><text:span text:style-name="T68">runner.test-plan-init-</text:span><text:span text:style-name="T69">function</text:span><text:span text:style-name="T118">.</text:span></text:p>
      <text:p text:style-name="P96">The framework shall <text:span text:style-name="T118">allow a custom </text:span><text:span text:style-name="T119">python function</text:span><text:span text:style-name="T118"> to be called at the end of a test plan, it must be referenced by configuration parameter </text:span><text:span text:style-name="T68">runner.test-plan-finish-</text:span><text:span text:style-name="T69">function</text:span><text:span text:style-name="T118">.</text:span></text:p>
      <text:p text:style-name="P96">The framework shall <text:span text:style-name="T118">allow a custom </text:span><text:span text:style-name="T119">python function</text:span><text:span text:style-name="T118"> to be called at the start of a test case, it must be referenced by configuration parameter </text:span><text:span text:style-name="T68">runner.test-case-init-</text:span><text:span text:style-name="T69">function</text:span><text:span text:style-name="T118">.</text:span></text:p>
      <text:p text:style-name="P96">The framework shall <text:span text:style-name="T118">allow a custom </text:span><text:span text:style-name="T119">python function</text:span><text:span text:style-name="T118"> to be called at the end of a test case, it must be referenced by configuration parameter </text:span><text:span text:style-name="T68">runner.test-case-finish-</text:span><text:span text:style-name="T69">function</text:span><text:span text:style-name="T118">.</text:span></text:p>
      <text:p text:style-name="P96"/>
      <text:h text:style-name="P135" text:outline-level="2"><text:bookmark-start text:name="__RefHeading___Toc2680_74363098 Kopie 1"/>Auxiliary operations<text:bookmark-end text:name="__RefHeading___Toc2680_74363098 Kopie 1"/></text:h>
      <text:p text:style-name="P103">RQ-<text:span text:style-name="T122">3</text:span><text:span text:style-name="T40">0</text:span><text:span text:style-name="T52">1</text:span> <text:span text:style-name="T122">Product export</text:span></text:p>
      <text:p text:style-name="P29">The framework shall <text:span text:style-name="T122">provide the possibility to export all test specification items of a product into a file.</text:span></text:p>
      <text:p text:style-name="P29">The framework shall <text:span text:style-name="T122">include any metadata referenced by the specification items in the export file.</text:span></text:p>
      <text:p text:style-name="P29">The framework shall <text:span text:style-name="T122">include any result items in the export file.</text:span></text:p>
      <text:p text:style-name="P101">The framework shall use TOML as file format.</text:p>
      <text:p text:style-name="P103">RQ-<text:span text:style-name="T122">3</text:span><text:span text:style-name="T40">0</text:span><text:span text:style-name="T122">2</text:span> <text:span text:style-name="T122">Test plan export</text:span></text:p>
      <text:p text:style-name="P29">The framework shall <text:span text:style-name="T122">provide the possibility to export a test plan into a file.</text:span></text:p>
      <text:p text:style-name="P29">The framework shall <text:span text:style-name="T122">include all data needed for offline execution of the test plan in the export file.</text:span></text:p>
      <text:p text:style-name="P29">The framework shall <text:span text:style-name="T122">exclude result items from the export file.</text:span></text:p>
      <text:p text:style-name="P101">The framework shall use TOML as file format.</text:p>
      <text:p text:style-name="P103">RQ-<text:span text:style-name="T122">3</text:span><text:span text:style-name="T40">0</text:span><text:span text:style-name="T122">3</text:span> <text:span text:style-name="T122">Test case export</text:span></text:p>
      <text:p text:style-name="P29">The framework shall <text:span text:style-name="T122">provide the possibility to export a test case into a file.</text:span></text:p>
      <text:p text:style-name="P29">The framework shall <text:span text:style-name="T122">include all data needed for offline execution of the test case in the export file.</text:span></text:p>
      <text:p text:style-name="P29">The framework shall <text:span text:style-name="T122">exclude result items from the export file.</text:span></text:p>
      <text:p text:style-name="P101">The framework shall use TOML as file format.</text:p>
      <text:p text:style-name="P103">RQ-<text:span text:style-name="T122">3</text:span><text:span text:style-name="T40">0</text:span><text:span text:style-name="T122">4</text:span> <text:span text:style-name="T122">File import</text:span></text:p>
      <text:p text:style-name="P29">The framework shall <text:span text:style-name="T122">provide the possibility to import a file in Kiwi TCMS.</text:span></text:p>
      <text:p text:style-name="P115">The framework will require the product and referenced users to exist in TCMS prior to the import.</text:p>
      <text:p text:style-name="P101">The framework shall require the file to be formatted in TOML.</text:p>
      <text:p text:style-name="P103">RQ-<text:span text:style-name="T122">3</text:span><text:span text:style-name="T40">0</text:span><text:span text:style-name="T122">5</text:span> <text:span text:style-name="T122">Test result import</text:span></text:p>
      <text:p text:style-name="P29">The framework shall <text:span text:style-name="T122">provide the possibility to import the result </text:span><text:span text:style-name="T141">of</text:span><text:span text:style-name="T122"> a previ</text:span><text:span text:style-name="T123">ou</text:span><text:span text:style-name="T122">s test run into Kiwi TCMS.</text:span></text:p>
      <text:p text:style-name="P120"/>
      <text:h text:style-name="P136" text:outline-level="2"><text:bookmark-start text:name="__RefHeading___Toc2680_74363098 Kopie 1 Kopie 1"/>User interface<text:bookmark-end text:name="__RefHeading___Toc2680_74363098 Kopie 1 Kopie 1"/></text:h>
      <text:p text:style-name="P106">RQ-<text:span text:style-name="T125">4</text:span><text:span text:style-name="T40">0</text:span><text:span text:style-name="T52">1</text:span> <text:span text:style-name="T125">Command line interface</text:span></text:p>
      <text:p text:style-name="P30">The framework shall <text:span text:style-name="T122">provide </text:span><text:span text:style-name="T125">a command line interface to execute tests, mainly to support usage within CI tools.</text:span></text:p>
      <text:p text:style-name="P30">The framework shall <text:span text:style-name="T122">provide </text:span><text:span text:style-name="T125">a command line interface to export data from Kiwi TCMS, mainly to support automated backup.</text:span></text:p>
      <text:p text:style-name="P31">The framework shall <text:span text:style-name="T122">provide </text:span><text:span text:style-name="T125">a command line interface to import </text:span><text:span text:style-name="T126">test specification or result </text:span><text:span text:style-name="T125">data from a file into Kiwi TCMS, mainly to support automated test data creation for subsequent tests.</text:span></text:p>
      <text:p text:style-name="P106">RQ-<text:span text:style-name="T125">4</text:span><text:span text:style-name="T40">0</text:span><text:span text:style-name="T125">2</text:span> <text:span text:style-name="T125">Graphical </text:span><text:span text:style-name="T126">user </text:span><text:span text:style-name="T125">interface</text:span></text:p>
      <text:p text:style-name="P30">The framework shall <text:span text:style-name="T122">provide </text:span><text:span text:style-name="T125">a GUI to execute tests, export data from Kiwi TCMS and import </text:span><text:span text:style-name="T126">test specification or result </text:span><text:span text:style-name="T125">data from file into Kiwi TCMS.</text:span></text:p>
      <text:p text:style-name="P111">The GUI shall be implemented with PyQt Version 5.</text:p>
      <text:p text:style-name="P107">RQ-<text:span text:style-name="T125">4</text:span><text:span text:style-name="T40">0</text:span><text:span text:style-name="T126">3</text:span> <text:span text:style-name="T125">G</text:span><text:span text:style-name="T126">UI startup options</text:span></text:p>
      <text:p text:style-name="P31">The <text:span text:style-name="T126">GUI shall recognize an option to specify the desired Issai product name.</text:span></text:p>
      <text:p text:style-name="P31">The <text:span text:style-name="T126">GUI shall recognize an option to specify the desired product software version.</text:span></text:p>
      <text:p text:style-name="P110">The GUI shall ignore the <text:span text:style-name="T126">option </text:span>for<text:span text:style-name="T126"> the desired product software version, </text:span>if the option for the product name is not specified.</text:p>
      <text:p text:style-name="P31">The <text:span text:style-name="T126">GUI shall recognize an option to specify the desired product build.</text:span></text:p>
      <text:p text:style-name="P110">The GUI shall ignore the <text:span text:style-name="T126">option </text:span>for<text:span text:style-name="T126"> the desired product </text:span>build<text:span text:style-name="T126">, </text:span>if the GUI cannot determine the product software version from the other startup options.</text:p>
      <text:p text:style-name="P32">The <text:span text:style-name="T126">GUI shall recognize an option to specify the desired test plan name.</text:span></text:p>
      <text:p text:style-name="P110">The GUI shall ignore the <text:span text:style-name="T126">option </text:span>for<text:span text:style-name="T126"> the desired test plan name, </text:span>if the GUI cannot determine the product software version from the other startup options.</text:p>
      <text:p text:style-name="P32">The <text:span text:style-name="T126">GUI shall recognize an option to specify the desired test plan ID.</text:span></text:p>
      <text:p text:style-name="P31">The <text:span text:style-name="T126">GUI shall recognize an option to specify the desired test case summary.</text:span></text:p>
      <text:p text:style-name="P110">The GUI shall ignore the <text:span text:style-name="T126">option </text:span>for<text:span text:style-name="T126"> the desired test case summary, </text:span>if the GUI cannot determine the product software version from the other startup options.</text:p>
      <text:p text:style-name="P32">The <text:span text:style-name="T126">GUI shall recognize an option to specify the desired test case ID.</text:span></text:p>
      <text:p text:style-name="P108">RQ-<text:span text:style-name="T125">4</text:span><text:span text:style-name="T40">0</text:span><text:span text:style-name="T127">4</text:span> <text:span text:style-name="T125">G</text:span><text:span text:style-name="T126">UI </text:span><text:span text:style-name="T127">product selection</text:span></text:p>
      <text:p text:style-name="P33">The <text:span text:style-name="T126">GUI shall </text:span><text:span text:style-name="T127">determine all available products and display them in a selection list.</text:span></text:p>
      <text:p text:style-name="P33">The <text:span text:style-name="T126">GUI shall </text:span><text:span text:style-name="T127">automatically select a product, if a valid product name </text:span><text:span text:style-name="T129">or test plan/case ID </text:span><text:span text:style-name="T127">has been specified as startup option or there is only one product available.</text:span></text:p>
      <text:p text:style-name="P108">RQ-<text:span text:style-name="T125">4</text:span><text:span text:style-name="T40">0</text:span><text:span text:style-name="T145">5</text:span> <text:span text:style-name="T125">G</text:span><text:span text:style-name="T126">UI </text:span><text:span text:style-name="T127">product software version selection</text:span></text:p>
      <text:p text:style-name="P33">The <text:span text:style-name="T126">GUI shall </text:span><text:span text:style-name="T127">determine all available software versions and display them in a selection list, as soon as a product has been selected.</text:span></text:p>
      <text:p text:style-name="P34">The <text:span text:style-name="T126">GUI shall </text:span><text:span text:style-name="T127">automatically select a software version, if a valid software version </text:span><text:span text:style-name="T129">or test plan/case ID </text:span><text:span text:style-name="T127">has been specified as startup option or there is only one software version available.</text:span></text:p>
      <text:p text:style-name="P109">RQ-<text:span text:style-name="T125">4</text:span><text:span text:style-name="T40">0</text:span><text:span text:style-name="T145">6</text:span> <text:span text:style-name="T125">G</text:span><text:span text:style-name="T126">UI </text:span><text:span text:style-name="T129">test plan</text:span><text:span text:style-name="T127"> selection</text:span></text:p>
      <text:p text:style-name="P34">The <text:span text:style-name="T126">GUI shall </text:span><text:span text:style-name="T129">supply a widget group for the selection of test plans</text:span><text:span text:style-name="T127">.</text:span></text:p>
      <text:p text:style-name="P35">The <text:span text:style-name="T126">GUI shall </text:span><text:span text:style-name="T129">supply </text:span><text:span text:style-name="T130">input fields for filtering test plans for name and ID</text:span><text:span text:style-name="T127">.</text:span></text:p>
      <text:p text:style-name="P35">The <text:span text:style-name="T126">GUI shall </text:span><text:span text:style-name="T129">supply </text:span><text:span text:style-name="T130">a button to fetch test plans from TCMS</text:span><text:span text:style-name="T127">.</text:span></text:p>
      <text:p text:style-name="P35">The <text:span text:style-name="T126">GUI shall </text:span><text:span text:style-name="T129">supply </text:span><text:span text:style-name="T130">a selection list to display the test plan IDs and names from TCMS</text:span><text:span text:style-name="T127">.</text:span></text:p>
      <text:p text:style-name="P35">The <text:span text:style-name="T126">GUI shall </text:span><text:span text:style-name="T129">supply </text:span><text:span text:style-name="T130">a context menu to execute or export the selected test plan in the selection list</text:span><text:span text:style-name="T127">.</text:span></text:p>
      <text:p text:style-name="P35"><text:soft-page-break/>The <text:span text:style-name="T126">GUI shall </text:span><text:span text:style-name="T127">automatically </text:span><text:span text:style-name="T130">display and </text:span><text:span text:style-name="T127">select a </text:span><text:span text:style-name="T130">test plan</text:span><text:span text:style-name="T127">, if a valid </text:span><text:span text:style-name="T130">test plan ID</text:span><text:span text:style-name="T127"> has been specified as startup option.</text:span></text:p>
      <text:p text:style-name="P112">RQ-<text:span text:style-name="T125">4</text:span><text:span text:style-name="T40">0</text:span><text:span text:style-name="T145">7</text:span> <text:span text:style-name="T125">G</text:span><text:span text:style-name="T126">UI </text:span><text:span text:style-name="T129">test </text:span><text:span text:style-name="T131">case</text:span><text:span text:style-name="T127"> selection</text:span></text:p>
      <text:p text:style-name="P36">The <text:span text:style-name="T126">GUI shall </text:span><text:span text:style-name="T129">supply a widget group for the selection of test </text:span><text:span text:style-name="T131">cases</text:span><text:span text:style-name="T127">.</text:span></text:p>
      <text:p text:style-name="P36">The <text:span text:style-name="T126">GUI shall </text:span><text:span text:style-name="T129">supply </text:span><text:span text:style-name="T130">input fields for filtering test </text:span><text:span text:style-name="T131">cases</text:span><text:span text:style-name="T130"> for </text:span><text:span text:style-name="T131">summary</text:span><text:span text:style-name="T130"> and ID</text:span><text:span text:style-name="T127">.</text:span></text:p>
      <text:p text:style-name="P36">The <text:span text:style-name="T126">GUI shall </text:span><text:span text:style-name="T129">supply </text:span><text:span text:style-name="T130">a button to fetch test </text:span><text:span text:style-name="T131">cases</text:span><text:span text:style-name="T130"> from TCMS</text:span><text:span text:style-name="T127">.</text:span></text:p>
      <text:p text:style-name="P36">The <text:span text:style-name="T126">GUI shall </text:span><text:span text:style-name="T129">supply </text:span><text:span text:style-name="T130">a selection list to display the test </text:span><text:span text:style-name="T131">case</text:span><text:span text:style-name="T130"> IDs and </text:span><text:span text:style-name="T131">summarie</text:span><text:span text:style-name="T130">s from TCMS</text:span><text:span text:style-name="T127">.</text:span></text:p>
      <text:p text:style-name="P36">The <text:span text:style-name="T126">GUI shall </text:span><text:span text:style-name="T129">supply </text:span><text:span text:style-name="T130">a context menu to execute or export the selected test </text:span><text:span text:style-name="T131">case</text:span><text:span text:style-name="T130"> in the selection list</text:span><text:span text:style-name="T127">.</text:span></text:p>
      <text:p text:style-name="P36">The <text:span text:style-name="T126">GUI shall </text:span><text:span text:style-name="T127">automatically </text:span><text:span text:style-name="T130">display and </text:span><text:span text:style-name="T127">select a </text:span><text:span text:style-name="T130">test </text:span><text:span text:style-name="T131">case</text:span><text:span text:style-name="T127">, if a valid </text:span><text:span text:style-name="T130">test </text:span><text:span text:style-name="T131">case</text:span><text:span text:style-name="T130"> ID</text:span><text:span text:style-name="T127"> has been specified as startup option.</text:span></text:p>
      <text:p text:style-name="P112">RQ-<text:span text:style-name="T125">4</text:span><text:span text:style-name="T40">0</text:span><text:span text:style-name="T145">8</text:span> <text:span text:style-name="T125">G</text:span><text:span text:style-name="T126">UI </text:span><text:span text:style-name="T129">test </text:span><text:span text:style-name="T131">plan execution</text:span></text:p>
      <text:p text:style-name="P36">The <text:span text:style-name="T126">GUI shall </text:span><text:span text:style-name="T129">supply a </text:span><text:span text:style-name="T131">dialog window for the execution of test plans</text:span><text:span text:style-name="T127">.</text:span></text:p>
      <text:p text:style-name="P36">The <text:span text:style-name="T126">GUI shall </text:span><text:span text:style-name="T129">supply </text:span><text:span text:style-name="T130">fields </text:span><text:span text:style-name="T131">to display ID and name of the selected test plan</text:span><text:span text:style-name="T127">.</text:span></text:p>
      <text:p text:style-name="P36">The <text:span text:style-name="T126">GUI shall </text:span><text:span text:style-name="T129">supply </text:span><text:span text:style-name="T131">a list to select the desired product build</text:span><text:span text:style-name="T127">.</text:span></text:p>
      <text:p text:style-name="P36">The <text:span text:style-name="T126">GUI shall </text:span><text:span text:style-name="T127">automatically select a </text:span><text:span text:style-name="T131">build</text:span><text:span text:style-name="T127">, if a valid </text:span><text:span text:style-name="T131">build</text:span><text:span text:style-name="T129"> </text:span><text:span text:style-name="T127">has been specified as startup option or there is only one </text:span><text:span text:style-name="T131">product build</text:span><text:span text:style-name="T127"> available.</text:span></text:p>
      <text:p text:style-name="P36">The <text:span text:style-name="T126">GUI shall </text:span><text:span text:style-name="T129">supply </text:span><text:span text:style-name="T131">a</text:span><text:span text:style-name="T94"> drop-down list for the labeling scheme, preset according to the setting of configuration parameter </text:span><text:span text:style-name="T71">tcms.label-scheme</text:span><text:span text:style-name="T127">.</text:span></text:p>
      <text:p text:style-name="P36">The <text:span text:style-name="T126">GUI shall </text:span><text:span text:style-name="T129">supply </text:span><text:span text:style-name="T131">a checkbox for automatic creation of test runs and executions if needed, preset according to the setting of configuration parameter </text:span><text:span text:style-name="T71">tcms.spec-management</text:span><text:span text:style-name="T127">.</text:span></text:p>
      <text:p text:style-name="P36">The <text:span text:style-name="T126">GUI shall </text:span><text:span text:style-name="T129">supply </text:span><text:span text:style-name="T131">a checkbox for</text:span><text:span text:style-name="T94"> ignoring test results, preset according to the setting of configuration parameter </text:span><text:span text:style-name="T71">tcms.result-management</text:span><text:span text:style-name="T95">.</text:span></text:p>
      <text:p text:style-name="P36">The <text:span text:style-name="T126">GUI shall </text:span><text:span text:style-name="T129">supply </text:span><text:span text:style-name="T131">an initially unchecked checkbox for</text:span><text:span text:style-name="T94"> a dry run</text:span><text:span text:style-name="T127">.</text:span></text:p>
      <text:p text:style-name="P36">The <text:span text:style-name="T126">GUI shall </text:span><text:span text:style-name="T129">supply </text:span><text:span text:style-name="T131">an initially unchecked checkbox for</text:span><text:span text:style-name="T94"> a read-only run</text:span><text:span text:style-name="T127">.</text:span></text:p>
      <text:p text:style-name="P40">The <text:span text:style-name="T126">GUI shall </text:span><text:span text:style-name="T129">supply </text:span><text:span text:style-name="T131">button</text:span><text:span text:style-name="T136">s</text:span><text:span text:style-name="T131"> to start the test plan execution </text:span><text:span text:style-name="T136">or to close the window</text:span><text:span text:style-name="T131">.</text:span></text:p>
      <text:p text:style-name="P113">RQ-<text:span text:style-name="T125">4</text:span><text:span text:style-name="T40">0</text:span><text:span text:style-name="T145">9</text:span> <text:span text:style-name="T125">G</text:span><text:span text:style-name="T126">UI </text:span><text:span text:style-name="T129">test </text:span><text:span text:style-name="T132">case</text:span><text:span text:style-name="T131"> execution</text:span></text:p>
      <text:p text:style-name="P37">The <text:span text:style-name="T126">GUI shall </text:span><text:span text:style-name="T129">supply a </text:span><text:span text:style-name="T131">dialog window for the execution of test </text:span><text:span text:style-name="T132">cases</text:span><text:span text:style-name="T127">.</text:span></text:p>
      <text:p text:style-name="P37">The <text:span text:style-name="T126">GUI shall </text:span><text:span text:style-name="T129">supply </text:span><text:span text:style-name="T130">fields </text:span><text:span text:style-name="T131">to display ID and </text:span><text:span text:style-name="T132">summary</text:span><text:span text:style-name="T131"> of the selected test </text:span><text:span text:style-name="T132">case</text:span><text:span text:style-name="T127">.</text:span></text:p>
      <text:p text:style-name="P37">The <text:span text:style-name="T126">GUI shall </text:span><text:span text:style-name="T129">supply </text:span><text:span text:style-name="T131">a list to select the desired product build</text:span><text:span text:style-name="T127">.</text:span></text:p>
      <text:p text:style-name="P37">The <text:span text:style-name="T126">GUI shall </text:span><text:span text:style-name="T127">automatically select a </text:span><text:span text:style-name="T131">build</text:span><text:span text:style-name="T127">, if a valid </text:span><text:span text:style-name="T131">build</text:span><text:span text:style-name="T129"> </text:span><text:span text:style-name="T127">has been specified as startup option or there is only one </text:span><text:span text:style-name="T131">product build</text:span><text:span text:style-name="T127"> available.</text:span></text:p>
      <text:p text:style-name="P37">The <text:span text:style-name="T126">GUI shall </text:span><text:span text:style-name="T129">supply </text:span><text:span text:style-name="T131">a</text:span><text:span text:style-name="T94"> drop-down list for the labeling scheme, preset according to the setting of configuration parameter </text:span><text:span text:style-name="T71">tcms.label-scheme</text:span><text:span text:style-name="T127">.</text:span></text:p>
      <text:p text:style-name="P37">The <text:span text:style-name="T126">GUI shall </text:span><text:span text:style-name="T129">supply </text:span><text:span text:style-name="T131">a checkbox for automatic creation of </text:span><text:span text:style-name="T132">a</text:span><text:span text:style-name="T131"> test execution if needed, preset according to the setting of configuration parameter </text:span><text:span text:style-name="T71">tcms.spec-management</text:span><text:span text:style-name="T127">.</text:span></text:p>
      <text:p text:style-name="P37">The <text:span text:style-name="T126">GUI shall </text:span><text:span text:style-name="T129">supply </text:span><text:span text:style-name="T131">a checkbox for</text:span><text:span text:style-name="T94"> ignoring test results, preset according to the setting of configuration parameter </text:span><text:span text:style-name="T71">tcms.result-management</text:span><text:span text:style-name="T95">.</text:span></text:p>
      <text:p text:style-name="P37">The <text:span text:style-name="T126">GUI shall </text:span><text:span text:style-name="T129">supply </text:span><text:span text:style-name="T131">an initially unchecked checkbox for</text:span><text:span text:style-name="T94"> a dry run</text:span><text:span text:style-name="T127">.</text:span></text:p>
      <text:p text:style-name="P37">The <text:span text:style-name="T126">GUI shall </text:span><text:span text:style-name="T129">supply </text:span><text:span text:style-name="T131">an initially unchecked checkbox for</text:span><text:span text:style-name="T94"> a read-only run</text:span><text:span text:style-name="T127">.</text:span></text:p>
      <text:p text:style-name="P37">The <text:span text:style-name="T126">GUI shall </text:span><text:span text:style-name="T129">supply </text:span><text:span text:style-name="T131">button</text:span><text:span text:style-name="T136">s</text:span><text:span text:style-name="T131"> to start the test </text:span><text:span text:style-name="T132">case</text:span><text:span text:style-name="T131"> execution </text:span><text:span text:style-name="T136">or to close the window</text:span><text:span text:style-name="T131">.</text:span></text:p>
      <text:p text:style-name="P113">RQ-<text:span text:style-name="T125">4</text:span><text:span text:style-name="T145">10</text:span> <text:span text:style-name="T125">G</text:span><text:span text:style-name="T126">UI </text:span><text:span text:style-name="T133">execution status dialog</text:span></text:p>
      <text:p text:style-name="P38">The <text:span text:style-name="T126">GUI shall </text:span><text:span text:style-name="T129">supply a </text:span><text:span text:style-name="T131">dialog window </text:span><text:span text:style-name="T134">to show</text:span><text:span text:style-name="T131"> the execution </text:span><text:span text:style-name="T134">status </text:span><text:span text:style-name="T131">of </text:span><text:span text:style-name="T134">a running test</text:span><text:span text:style-name="T127">.</text:span></text:p>
      <text:p text:style-name="P39">The <text:span text:style-name="T126">GUI shall </text:span><text:span text:style-name="T135">show the </text:span><text:span text:style-name="T129">i</text:span><text:span text:style-name="T135">tem type in the </text:span><text:span text:style-name="T131">dialog window </text:span><text:span text:style-name="T135">title (Test plan or Test case)</text:span><text:span text:style-name="T127">.</text:span></text:p>
      <text:p text:style-name="P39">The <text:span text:style-name="T126">GUI shall </text:span><text:span text:style-name="T135">show a status bar to display test progress</text:span><text:span text:style-name="T127">.</text:span></text:p>
      <text:p text:style-name="P41">The <text:span text:style-name="T126">GUI shall </text:span><text:span text:style-name="T135">show a </text:span><text:span text:style-name="T137">scrollable text field for messages.</text:span></text:p>
      <text:p text:style-name="P43">The <text:span text:style-name="T126">GUI shall </text:span><text:span text:style-name="T137">display overall result, statistics and major problems in the message field, </text:span><text:span text:style-name="T139">when</text:span><text:span text:style-name="T137"> the test has finished.</text:span></text:p>
      <text:p text:style-name="P41">The <text:span text:style-name="T126">GUI shall </text:span><text:span text:style-name="T135">provide a button to abort test execution </text:span><text:span text:style-name="T142">and close the window</text:span><text:span text:style-name="T135">.</text:span></text:p>
      <text:p text:style-name="P118"><text:soft-page-break/>RQ-<text:span text:style-name="T125">4</text:span><text:span text:style-name="T145">11</text:span> <text:span text:style-name="T125">G</text:span><text:span text:style-name="T126">UI </text:span><text:span text:style-name="T129">test </text:span><text:span text:style-name="T131">plan </text:span><text:span text:style-name="T138">export</text:span></text:p>
      <text:p text:style-name="P42">The <text:span text:style-name="T126">GUI shall </text:span><text:span text:style-name="T129">supply a </text:span><text:span text:style-name="T131">dialog window for the </text:span><text:span text:style-name="T138">export</text:span><text:span text:style-name="T131"> of test plans</text:span><text:span text:style-name="T127">.</text:span></text:p>
      <text:p text:style-name="P42">The <text:span text:style-name="T126">GUI shall </text:span><text:span text:style-name="T129">supply </text:span><text:span text:style-name="T130">fields </text:span><text:span text:style-name="T131">to display ID and name of the selected test plan</text:span><text:span text:style-name="T127">.</text:span></text:p>
      <text:p text:style-name="P42">The <text:span text:style-name="T126">GUI shall </text:span><text:span text:style-name="T129">supply </text:span><text:span text:style-name="T131">a list to select the desired product build</text:span><text:span text:style-name="T127">.</text:span></text:p>
      <text:p text:style-name="P42">The <text:span text:style-name="T126">GUI shall </text:span><text:span text:style-name="T127">automatically select a </text:span><text:span text:style-name="T131">build</text:span><text:span text:style-name="T127">, if a valid </text:span><text:span text:style-name="T131">build</text:span><text:span text:style-name="T129"> </text:span><text:span text:style-name="T127">has been specified as startup option or there is only one </text:span><text:span text:style-name="T131">product build</text:span><text:span text:style-name="T127"> available.</text:span></text:p>
      <text:p text:style-name="P42">The <text:span text:style-name="T126">GUI shall </text:span><text:span text:style-name="T138">not require a build to be selected</text:span><text:span text:style-name="T127">.</text:span></text:p>
      <text:p text:style-name="P42">The <text:span text:style-name="T126">GUI shall </text:span><text:span text:style-name="T129">supply </text:span><text:span text:style-name="T131">an initially checked checkbox </text:span><text:span text:style-name="T96">to include sibling test plans in the export</text:span><text:span text:style-name="T127">.</text:span></text:p>
      <text:p text:style-name="P42">The <text:span text:style-name="T126">GUI shall </text:span><text:span text:style-name="T129">supply </text:span><text:span text:style-name="T131">an initially checked checkbox </text:span><text:span text:style-name="T96">to include test runs and executions in the export</text:span><text:span text:style-name="T127">.</text:span></text:p>
      <text:p text:style-name="P44">The <text:span text:style-name="T126">GUI shall </text:span><text:span text:style-name="T129">supply </text:span><text:span text:style-name="T140">a </text:span><text:span text:style-name="T97">field to select </text:span><text:span text:style-name="T98">the </text:span><text:span text:style-name="T97">output directory, </text:span><text:span text:style-name="T98">preset with the value of configuration parameter </text:span><text:span text:style-name="T72">runner.working-path</text:span><text:span text:style-name="T98">.</text:span></text:p>
      <text:p text:style-name="P45">The <text:span text:style-name="T126">GUI shall </text:span><text:span text:style-name="T129">supply </text:span><text:span text:style-name="T140">a </text:span><text:span text:style-name="T97">field to select </text:span><text:span text:style-name="T98">the </text:span><text:span text:style-name="T97">output </text:span><text:span text:style-name="T98">file name</text:span><text:span text:style-name="T97">, </text:span><text:span text:style-name="T98">preset with the value </text:span><text:span text:style-name="T72">testplan_&lt;id&gt;.toml</text:span><text:span text:style-name="T98"> (where &lt;ID&gt; denotes the test plan ID from TCMS).</text:span></text:p>
      <text:p text:style-name="P45">The <text:span text:style-name="T126">GUI shall </text:span><text:span text:style-name="T129">supply </text:span><text:span text:style-name="T131">button</text:span><text:span text:style-name="T136">s</text:span><text:span text:style-name="T131"> to start the test plan </text:span><text:span text:style-name="T138">export</text:span><text:span text:style-name="T131"> </text:span><text:span text:style-name="T136">or to close the window</text:span><text:span text:style-name="T131">.</text:span></text:p>
      <text:p text:style-name="P118">RQ-<text:span text:style-name="T125">4</text:span><text:span text:style-name="T138">1</text:span><text:span text:style-name="T145">2</text:span> <text:span text:style-name="T125">G</text:span><text:span text:style-name="T126">UI </text:span><text:span text:style-name="T129">test </text:span><text:span text:style-name="T138">case</text:span><text:span text:style-name="T131"> </text:span><text:span text:style-name="T138">export</text:span></text:p>
      <text:p text:style-name="P42">The <text:span text:style-name="T126">GUI shall </text:span><text:span text:style-name="T129">supply a </text:span><text:span text:style-name="T131">dialog window for the </text:span><text:span text:style-name="T138">export</text:span><text:span text:style-name="T131"> of test </text:span><text:span text:style-name="T138">cases</text:span><text:span text:style-name="T127">.</text:span></text:p>
      <text:p text:style-name="P42">The <text:span text:style-name="T126">GUI shall </text:span><text:span text:style-name="T129">supply </text:span><text:span text:style-name="T130">fields </text:span><text:span text:style-name="T131">to display ID and name of the selected test </text:span><text:span text:style-name="T138">case</text:span><text:span text:style-name="T127">.</text:span></text:p>
      <text:p text:style-name="P42">The <text:span text:style-name="T126">GUI shall </text:span><text:span text:style-name="T129">supply </text:span><text:span text:style-name="T131">a list to select the desired product build</text:span><text:span text:style-name="T127">.</text:span></text:p>
      <text:p text:style-name="P42">The <text:span text:style-name="T126">GUI shall </text:span><text:span text:style-name="T127">automatically select a </text:span><text:span text:style-name="T131">build</text:span><text:span text:style-name="T127">, if a valid </text:span><text:span text:style-name="T131">build</text:span><text:span text:style-name="T129"> </text:span><text:span text:style-name="T127">has been specified as startup option or there is only one </text:span><text:span text:style-name="T131">product build</text:span><text:span text:style-name="T127"> available.</text:span></text:p>
      <text:p text:style-name="P42">The <text:span text:style-name="T126">GUI shall </text:span><text:span text:style-name="T138">not require a build to be selected</text:span><text:span text:style-name="T127">.</text:span></text:p>
      <text:p text:style-name="P42">The <text:span text:style-name="T126">GUI shall </text:span><text:span text:style-name="T129">supply </text:span><text:span text:style-name="T131">an initially checked checkbox </text:span><text:span text:style-name="T96">to include test executions in the export</text:span><text:span text:style-name="T127">.</text:span></text:p>
      <text:p text:style-name="P45">The <text:span text:style-name="T126">GUI shall </text:span><text:span text:style-name="T129">supply </text:span><text:span text:style-name="T140">a </text:span><text:span text:style-name="T97">field to select </text:span><text:span text:style-name="T98">the </text:span><text:span text:style-name="T97">output directory, </text:span><text:span text:style-name="T98">preset with the value of configuration parameter </text:span><text:span text:style-name="T72">runner.working-path</text:span><text:span text:style-name="T98">.</text:span></text:p>
      <text:p text:style-name="P45">The <text:span text:style-name="T126">GUI shall </text:span><text:span text:style-name="T129">supply </text:span><text:span text:style-name="T140">a </text:span><text:span text:style-name="T97">field to select </text:span><text:span text:style-name="T98">the </text:span><text:span text:style-name="T97">output </text:span><text:span text:style-name="T98">file name</text:span><text:span text:style-name="T97">, </text:span><text:span text:style-name="T98">preset with the value </text:span><text:span text:style-name="T72">testcase_&lt;id&gt;.toml</text:span><text:span text:style-name="T98"> (where &lt;ID&gt; denotes the test case ID from TCMS).</text:span></text:p>
      <text:p text:style-name="P45">The <text:span text:style-name="T126">GUI shall </text:span><text:span text:style-name="T129">supply </text:span><text:span text:style-name="T131">button</text:span><text:span text:style-name="T136">s</text:span><text:span text:style-name="T131"> to start the test </text:span><text:span text:style-name="T138">case</text:span><text:span text:style-name="T131"> </text:span><text:span text:style-name="T138">export</text:span><text:span text:style-name="T131"> </text:span><text:span text:style-name="T136">or to close the window</text:span><text:span text:style-name="T131">.</text:span></text:p>
      <text:p text:style-name="P119">RQ-<text:span text:style-name="T125">4</text:span><text:span text:style-name="T137">1</text:span><text:span text:style-name="T145">3</text:span> <text:span text:style-name="T125">G</text:span><text:span text:style-name="T126">UI </text:span><text:span text:style-name="T142">product export</text:span></text:p>
      <text:p text:style-name="P46">The <text:span text:style-name="T126">GUI shall </text:span><text:span text:style-name="T133">supply </text:span><text:span text:style-name="T134">a “</text:span><text:span text:style-name="T142">File/Export product”</text:span><text:span text:style-name="T134"> menu item to </text:span><text:span text:style-name="T142">export an entire product</text:span><text:span text:style-name="T134">.</text:span></text:p>
      <text:p text:style-name="P119">RQ-<text:span text:style-name="T125">4</text:span><text:span text:style-name="T139">1</text:span><text:span text:style-name="T145">4</text:span> <text:span text:style-name="T125">G</text:span><text:span text:style-name="T126">UI </text:span><text:span text:style-name="T133">ex</text:span><text:span text:style-name="T139">port</text:span><text:span text:style-name="T133"> status dialog</text:span></text:p>
      <text:p text:style-name="P43">The <text:span text:style-name="T126">GUI shall </text:span><text:span text:style-name="T129">supply a </text:span><text:span text:style-name="T131">dialog window </text:span><text:span text:style-name="T134">to show</text:span><text:span text:style-name="T131"> the </text:span><text:span text:style-name="T134">status </text:span><text:span text:style-name="T131">of </text:span><text:span text:style-name="T134">a running </text:span><text:span text:style-name="T139">export</text:span><text:span text:style-name="T127">.</text:span></text:p>
      <text:p text:style-name="P43">The <text:span text:style-name="T126">GUI shall </text:span><text:span text:style-name="T135">show the </text:span><text:span text:style-name="T129">i</text:span><text:span text:style-name="T135">tem type in the </text:span><text:span text:style-name="T131">dialog window </text:span><text:span text:style-name="T135">title (</text:span><text:span text:style-name="T142">Product, </text:span><text:span text:style-name="T135">Test plan or Test case)</text:span><text:span text:style-name="T127">.</text:span></text:p>
      <text:p text:style-name="P43">The <text:span text:style-name="T126">GUI shall </text:span><text:span text:style-name="T135">show a status bar to display </text:span><text:span text:style-name="T139">export</text:span><text:span text:style-name="T135"> progress</text:span><text:span text:style-name="T127">.</text:span></text:p>
      <text:p text:style-name="P43">The <text:span text:style-name="T126">GUI shall </text:span><text:span text:style-name="T135">show a </text:span><text:span text:style-name="T137">scrollable text field for messages.</text:span></text:p>
      <text:p text:style-name="P43">The <text:span text:style-name="T126">GUI shall </text:span><text:span text:style-name="T137">display overall result and major problems in the message field, </text:span><text:span text:style-name="T139">when</text:span><text:span text:style-name="T137"> the </text:span><text:span text:style-name="T139">export</text:span><text:span text:style-name="T137"> has finished.</text:span></text:p>
      <text:p text:style-name="P43">The <text:span text:style-name="T126">GUI shall </text:span><text:span text:style-name="T135">provide a button to abort </text:span><text:span text:style-name="T139">the export </text:span><text:span text:style-name="T142">and close the window</text:span><text:span text:style-name="T135">.</text:span></text:p>
      <text:p text:style-name="P119">RQ-<text:span text:style-name="T125">4</text:span><text:span text:style-name="T137">1</text:span><text:span text:style-name="T145">5</text:span> <text:span text:style-name="T125">G</text:span><text:span text:style-name="T126">UI </text:span><text:span text:style-name="T142">test specification data import</text:span></text:p>
      <text:p text:style-name="P46">The <text:span text:style-name="T126">GUI shall </text:span><text:span text:style-name="T133">supply </text:span><text:span text:style-name="T134">a “</text:span><text:span text:style-name="T142">File/Import/Test specification” </text:span><text:span text:style-name="T134">menu item to </text:span><text:span text:style-name="T142">import data from a file</text:span><text:span text:style-name="T134">.</text:span></text:p>
      <text:p text:style-name="P119">RQ-<text:span text:style-name="T125">4</text:span><text:span text:style-name="T137">1</text:span><text:span text:style-name="T145">6</text:span> <text:span text:style-name="T125">G</text:span><text:span text:style-name="T126">UI </text:span><text:span text:style-name="T142">test result import</text:span></text:p>
      <text:p text:style-name="P46">The <text:span text:style-name="T126">GUI shall </text:span><text:span text:style-name="T133">supply </text:span><text:span text:style-name="T134">a “</text:span><text:span text:style-name="T142">File/Import/Test result” </text:span><text:span text:style-name="T134">menu item to </text:span><text:span text:style-name="T142">import a test result from a file</text:span><text:span text:style-name="T134">.</text:span></text:p>
      <text:p text:style-name="P119">RQ-<text:span text:style-name="T125">4</text:span><text:span text:style-name="T139">1</text:span><text:span text:style-name="T145">7</text:span> <text:span text:style-name="T125">G</text:span><text:span text:style-name="T126">UI </text:span><text:span text:style-name="T142">import</text:span><text:span text:style-name="T133"> status dialog</text:span></text:p>
      <text:p text:style-name="P46">The <text:span text:style-name="T126">GUI shall </text:span><text:span text:style-name="T129">supply a </text:span><text:span text:style-name="T131">dialog window </text:span><text:span text:style-name="T134">to show</text:span><text:span text:style-name="T131"> the </text:span><text:span text:style-name="T134">status </text:span><text:span text:style-name="T131">of </text:span><text:span text:style-name="T134">a running </text:span><text:span text:style-name="T142">import</text:span><text:span text:style-name="T127">.</text:span></text:p>
      <text:p text:style-name="P46">The <text:span text:style-name="T126">GUI shall </text:span><text:span text:style-name="T135">show a status bar to display </text:span><text:span text:style-name="T142">im</text:span><text:span text:style-name="T139">port</text:span><text:span text:style-name="T135"> progress</text:span><text:span text:style-name="T127">.</text:span></text:p>
      <text:p text:style-name="P46">The <text:span text:style-name="T126">GUI shall </text:span><text:span text:style-name="T135">show a </text:span><text:span text:style-name="T137">scrollable text field for messages.</text:span></text:p>
      <text:p text:style-name="P46"><text:soft-page-break/>The <text:span text:style-name="T126">GUI shall </text:span><text:span text:style-name="T137">display overall result and major problems in the message field, </text:span><text:span text:style-name="T139">when</text:span><text:span text:style-name="T137"> the </text:span><text:span text:style-name="T142">im</text:span><text:span text:style-name="T139">port</text:span><text:span text:style-name="T137"> has finished.</text:span></text:p>
      <text:p text:style-name="P46">The <text:span text:style-name="T126">GUI shall </text:span><text:span text:style-name="T135">provide a button to abort </text:span><text:span text:style-name="T139">the </text:span><text:span text:style-name="T142">im</text:span><text:span text:style-name="T139">port </text:span><text:span text:style-name="T142">and close the window</text:span><text:span text:style-name="T135">.</text:span></text:p>
      <text:p text:style-name="P119">RQ-<text:span text:style-name="T125">4</text:span><text:span text:style-name="T137">1</text:span><text:span text:style-name="T145">8</text:span> <text:span text:style-name="T125">G</text:span><text:span text:style-name="T126">UI </text:span><text:span text:style-name="T133">configuration editor</text:span></text:p>
      <text:p text:style-name="P46">The <text:span text:style-name="T126">GUI shall </text:span><text:span text:style-name="T133">supply an editor to edit </text:span><text:span text:style-name="T138">TCMS </text:span><text:span text:style-name="T145">XML-RPC </text:span><text:span text:style-name="T138">credential file, and Issai </text:span><text:span text:style-name="T133">master and product specific configuration files</text:span><text:span text:style-name="T127">.</text:span></text:p>
      <text:p text:style-name="P46">The <text:span text:style-name="T126">GUI shall </text:span><text:span text:style-name="T133">supply </text:span><text:span text:style-name="T134">a “</text:span><text:span text:style-name="T142">File/S</text:span><text:span text:style-name="T134">ettings” menu item to access the configuration editor.</text:span></text:p>
      <text:p text:style-name="P46"/>
      <text:h text:style-name="P131" text:outline-level="1"><text:bookmark-start text:name="__RefHeading___Toc3441_1071762271"/>Glossary<text:bookmark-end text:name="__RefHeading___Toc3441_1071762271"/></text:h>
      <text:p text:style-name="P124"><text:span text:style-name="T16">Labeling scheme</text:span><text:span text:style-name="T8"><text:tab/></text:span><text:span text:style-name="T22">Kiwi TCMS uses software versions and builds to be used for the labeling of the product. Issai offers three labeling schemes which control the creation resp. selection of builds, test runs and test executions.<text:line-break/>Scheme </text:span><text:span text:style-name="T23">none</text:span><text:span text:style-name="T22"> will use the software version and build, which are automatically created by Kiwi TCMS for every product.<text:line-break/>Scheme </text:span><text:span text:style-name="T23">version</text:span><text:span text:style-name="T22"> will use </text:span><text:span text:style-name="T24">the </text:span><text:span text:style-name="T22">build, </text:span><text:span text:style-name="T24">which is automatically created by Kiwi TCMS</text:span><text:span text:style-name="T22"> </text:span><text:span text:style-name="T24">for every</text:span><text:span text:style-name="T22"> software version.<text:line-break/>Scheme </text:span><text:span text:style-name="T23">build</text:span><text:span text:style-name="T22"> will use the build name specified by the user.</text:span></text:p>
      <text:p text:style-name="P124"><text:span text:style-name="T15">Product</text:span><text:span text:style-name="T8"><text:tab/></text:span><text:span text:style-name="T21">A product is the piece of software, that shall be tested.</text:span></text:p>
      <text:p text:style-name="P122"><text:span text:style-name="T15">Product build</text:span><text:span text:style-name="T8"><text:tab/></text:span><text:span text:style-name="T21">A build is a name assigned to the state of a software on a fine grained level, usually for an incremental build. A build is always specific to a certain software version.</text:span></text:p>
      <text:p text:style-name="P124"><text:span text:style-name="T16">Result management</text:span><text:span text:style-name="T8"><text:tab/></text:span><text:span text:style-name="T22">Kiwi TCMS uses test runs and test executions to store the test results. Issai can be configured for two modes regarding test results:<text:line-break/>In </text:span><text:span text:style-name="T23">automatic</text:span><text:span text:style-name="T22"> mode, Issai will store results in the appropriate test runs and executions by itself and even create the test runs and executions, if missing.<text:line-break/>In </text:span><text:span text:style-name="T23">manual</text:span><text:span text:style-name="T22"> mode, Issai will keep all results in local disk files, but not update Kiwi TCMS.</text:span></text:p>
      <text:p text:style-name="P124"><text:span text:style-name="T15">Software version</text:span><text:span text:style-name="T8"><text:tab/></text:span><text:span text:style-name="T21">A software version is a name assigned to the state of a software on a higher level, usually for a certain set of features implemented by that version.</text:span></text:p>
      <text:p text:style-name="P13"/>
      <text:p text:style-name="P126"><text:span text:style-name="T17">Specification</text:span><text:span text:style-name="T16"> management</text:span><text:span text:style-name="T8"><text:tab/></text:span><text:span text:style-name="T22">Kiwi TCMS requires test runs and test executions to be used for running tests. Issai can be configured for two modes regarding test runs and test executions:<text:line-break/>In </text:span><text:span text:style-name="T23">automatic</text:span><text:span text:style-name="T22"> mode, Issai will create the test runs from test plans and test executions from test cases, if they don’t exist for the build.<text:line-break/>In </text:span><text:span text:style-name="T23">manual</text:span><text:span text:style-name="T22"> mode, Issai will not create missing test runs or test executions, the test will fail if they don’t exist.</text:span></text:p>
      <text:p text:style-name="P125"><text:span text:style-name="T12">TCMS</text:span><text:span text:style-name="T8"><text:tab/></text:span><text:span text:style-name="T18">Test case management system.</text:span></text:p>
      <text:p text:style-name="P123"><text:span text:style-name="T13">Test </text:span><text:span text:style-name="T14">case</text:span><text:span text:style-name="T8"><text:tab/></text:span><text:span text:style-name="T19">In Kiwi TCMS, a test </text:span><text:span text:style-name="T25">case </text:span>describes how to perform a specific scenario<text:span text:style-name="T19">. Test cases are specific to a certain product software version. Since tests are always executed against a product build, Kiwi TCMS requires test runs to be used for execution.<text:line-break/>In Issai, a test case holds informations from both Kiwi TCMS test cases and test executions.</text:span></text:p>
      <text:p text:style-name="P121"><text:span text:style-name="T13">Test </text:span><text:span text:style-name="T14">execution</text:span><text:span text:style-name="T19"><text:tab/>In Kiwi TCMS, </text:span><text:span text:style-name="T20">a test execution is more or less a clone of a test case plus attributes to store execution results. In contrast to a test case, a test execution is specific for a product build.<text:line-break/>Issai doesn’t use separate test execution items, Issai always runs tests for a specific product build and merges test execution data into the test case.</text:span></text:p>
      <text:p text:style-name="P12"><text:span text:style-name="T27">Test </text:span><text:span text:style-name="T28">plan</text:span><text:span text:style-name="T27"><text:tab/></text:span><text:span text:style-name="T143">In Kiwi TCMS, a test plan is a high-level container object which is used to describe testing activities. It holds a list of test cases and may also contain other test plans.<text:line-break/>In Issai, a test plan holds informations from both Kiwi TCMS test plans and test runs.</text:span></text:p>
      <text:p text:style-name="P12"><text:span text:style-name="T27">Test </text:span><text:span text:style-name="T28">run</text:span><text:span text:style-name="T27"><text:tab/></text:span><text:span text:style-name="T143">In Kiwi TCMS, a test run is more or less a clone of a test plan plus attributes to store execution results. In contrast to a test plan, a test run is specific for a product build.<text:line-break/>Issai doesn’t use separate test run items, Issai always runs tests for a specific product build and merges test run data into the test plan.</text:span></text:p>
      <text:p text:style-name="P12"><text:soft-page-break/><text:span text:style-name="T27">Test specification item</text:span><text:tab/><text:span text:style-name="T128">General term for a </text:span><text:span text:style-name="T148">Kiwi </text:span><text:span text:style-name="T128">TCMS item specifying a test, i.e. a test plan, test run, test case or test execution.</text:span></text:p>
      <text:p text:style-name="P14"><text:span text:style-name="T27">T</text:span><text:span text:style-name="T29">OML</text:span><text:tab/><text:span text:style-name="T144">Tom’s obvious minimal language</text:span><text:span text:style-name="T128">, </text:span><text:span text:style-name="T148">a configuration file format </text:span><text:span text:style-name="T144">both easy to read by humans and process by machines</text:span><text:span text:style-name="T128">.</text:span></text:p>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BusterD" svg:font-family="BusterD" style:font-family-generic="decorative" style:font-pitch="variable"/>
    <style:font-face style:name="Courier" svg:font-family="Courier" style:font-family-generic="modern"/>
    <style:font-face style:name="Courier New" svg:font-family="'Courier New'" style:font-family-generic="modern" style:font-pitch="fixed"/>
    <style:font-face style:name="HELVETICA" svg:font-family="HELVETIC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pentineDBol" svg:font-family="SerpentineDBol"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style:page-number="auto" style:writing-mode="lr-tb"/>
      <style:text-properties style:use-window-font-color="true" loext:opacity="0%"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class="text" style:master-page-name="">
      <style:paragraph-properties fo:margin-top="0.42cm" fo:margin-bottom="0.801cm" style:contextual-spacing="false" style:page-number="auto" fo:break-before="pag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master-page-name="">
      <style:paragraph-properties fo:margin-top="0.7cm" fo:margin-bottom="0.24cm" style:contextual-spacing="false" style:page-number="auto"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left="0.501cm" fo:margin-right="0cm" fo:margin-top="0.423cm" fo:margin-bottom="0.106cm" style:contextual-spacing="false" fo:line-height="150%" fo:text-align="start" style:justify-single-word="false" fo:text-indent="0cm" style:auto-text-indent="false" fo:keep-with-next="always"/>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5.501cm" style:type="right" style:leader-style="dotted" style:leader-text="."/>
        </style:tab-stops>
      </style:paragraph-properties>
      <style:text-properties fo:text-transform="uppercase" fo:font-size="10pt" fo:font-weight="bold" style:font-size-asian="10pt" style:font-weight-asian="bold"/>
    </style:style>
    <style:style style:name="ProjectTitle" style:family="paragraph" style:parent-style-name="Standard">
      <style:paragraph-properties fo:margin-top="4.233cm" fo:margin-bottom="0cm" style:contextual-spacing="false" fo:text-align="center" style:justify-single-word="false"/>
      <style:text-properties style:font-name="SerpentineDBol" fo:font-family="SerpentineDBol" style:font-family-generic="swiss" style:font-pitch="variable" fo:font-size="32pt" style:font-size-asian="32pt" style:font-name-complex="SerpentineDBol" style:font-family-complex="SerpentineDBol" style:font-family-generic-complex="swiss" style:font-pitch-complex="variable"/>
    </style:style>
    <style:style style:name="ProjectAbstract" style:family="paragraph" style:parent-style-name="Standard">
      <style:paragraph-properties fo:margin-top="1.693cm" fo:margin-bottom="0cm" style:contextual-spacing="false" fo:text-align="center" style:justify-single-word="false"/>
      <style:text-properties fo:font-size="16pt" fo:font-style="italic" fo:font-weight="bold" style:font-size-asian="16pt" style:font-style-asian="italic" style:font-weight-asian="bold"/>
    </style:style>
    <style:style style:name="DokumentName" style:family="paragraph" style:parent-style-name="Standard">
      <style:paragraph-properties fo:margin-top="3.528cm" fo:margin-bottom="0cm" style:contextual-spacing="false" fo:text-align="center" style:justify-single-word="false"/>
      <style:text-properties fo:font-size="20pt" fo:font-weight="bold" style:font-size-asian="20pt" style:font-weight-asian="bold"/>
    </style:style>
    <style:style style:name="CompanyName" style:family="paragraph" style:parent-style-name="Standard">
      <style:paragraph-properties fo:margin-top="0.706cm" fo:margin-bottom="0cm" style:contextual-spacing="false" fo:text-align="center" style:justify-single-word="false"/>
      <style:text-properties style:font-name="BusterD" fo:font-family="BusterD" style:font-family-generic="decorative" style:font-pitch="variable" fo:font-size="18pt" style:font-size-asian="18pt" style:font-name-complex="BusterD" style:font-family-complex="BusterD" style:font-family-generic-complex="decorative" style:font-pitch-complex="variable"/>
    </style:style>
    <style:style style:name="CopyrightInfo" style:family="paragraph" style:parent-style-name="Standard">
      <style:paragraph-properties fo:line-height="150%" fo:text-align="start" style:justify-single-word="false"/>
    </style:style>
    <style:style style:name="Glossary" style:family="paragraph" style:parent-style-name="Standard">
      <style:paragraph-properties fo:margin-left="4.75cm" fo:margin-right="0cm" fo:margin-top="0cm" fo:margin-bottom="0.423cm" style:contextual-spacing="false" fo:line-height="150%" fo:text-indent="-4.75cm" style:auto-text-indent="false">
        <style:tab-stops>
          <style:tab-stop style:position="4.75cm"/>
        </style:tab-stops>
      </style:paragraph-properties>
      <style:text-properties fo:language="en" fo:country="US"/>
    </style:style>
    <style:style style:name="Text" style:family="paragraph" style:parent-style-name="Standard" style:class="extra">
      <style:paragraph-properties fo:line-height="150%"/>
    </style:style>
    <style:style style:name="Aufzählungszeichen" style:family="paragraph" style:parent-style-name="Standard" style:list-style-name="List_20_1" style:master-page-name="">
      <style:paragraph-properties fo:line-height="115%" style:page-number="auto">
        <style:tab-stops/>
      </style:paragraph-properties>
    </style:style>
    <style:style style:name="Text2" style:family="paragraph" style:parent-style-name="Text">
      <style:paragraph-properties fo:margin-left="0.501cm" fo:margin-right="0cm" fo:text-indent="0cm" style:auto-text-indent="false"/>
    </style:style>
    <style:style style:name="Contents_20_2" style:display-name="Contents 2" style:family="paragraph" style:parent-style-name="Standard" style:next-style-name="Standard" style:class="index">
      <style:paragraph-properties fo:margin-left="0.388cm" fo:margin-right="0cm" fo:text-align="start" style:justify-single-word="false" fo:text-indent="0cm" style:auto-text-indent="false">
        <style:tab-stops>
          <style:tab-stop style:position="15.501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776cm" fo:margin-right="0cm" fo:text-align="start" style:justify-single-word="false" fo:text-indent="0cm" style:auto-text-indent="false">
        <style:tab-stops>
          <style:tab-stop style:position="15.501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1.164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class="index">
      <style:paragraph-properties fo:margin-left="1.552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2.328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2.716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3.104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AufzählungText2" style:family="paragraph" style:parent-style-name="Standard" style:list-style-name="WW8StyleNum1" style:master-page-name="">
      <style:paragraph-properties fo:margin-left="1.002cm" fo:margin-right="0cm" fo:margin-top="0cm" fo:margin-bottom="0.199cm" style:contextual-spacing="false" fo:line-height="115%" fo:text-indent="-0.501cm" style:auto-text-indent="false" style:page-number="auto"/>
    </style:style>
    <style:style style:name="SourceListing2" style:family="paragraph" style:parent-style-name="Standard">
      <style:paragraph-properties fo:margin-left="0.501cm" fo:margin-right="0cm" fo:text-align="start" style:justify-single-word="false" fo:text-indent="0cm" style:auto-text-indent="false"/>
      <style:text-properties style:font-name="Courier" fo:font-family="Courier" style:font-family-generic="modern" style:font-name-complex="Courier" style:font-family-complex="Courier" style:font-family-generic-complex="modern"/>
    </style:style>
    <style:style style:name="HwOsCompTab" style:family="paragraph" style:parent-style-name="Text">
      <style:paragraph-properties>
        <style:tab-stops>
          <style:tab-stop style:position="3.501cm"/>
          <style:tab-stop style:position="7.502cm"/>
        </style:tab-stops>
      </style:paragraph-properties>
    </style:style>
    <style:style style:name="Aufzählungszeichen_20_2" style:display-name="Aufzählungszeichen 2" style:family="paragraph" style:parent-style-name="Standard" style:list-style-name="WW8StyleNum2">
      <style:paragraph-properties fo:margin-left="1.002cm" fo:margin-right="0cm" fo:margin-top="0cm" fo:margin-bottom="0.141cm" style:contextual-spacing="false" fo:text-indent="-0.501cm" style:auto-text-indent="false"/>
    </style:style>
    <style:style style:name="Frame_20_contents" style:display-name="Frame contents" style:family="paragraph" style:parent-style-name="Standard" style:class="extra"/>
    <style:style style:name="RequirementHeader" style:family="paragraph" style:parent-style-name="Standard" style:next-style-name="Standard" style:master-page-name="">
      <style:paragraph-properties fo:margin-top="0.499cm" fo:margin-bottom="0cm" style:contextual-spacing="false" style:page-number="auto" fo:keep-with-next="always"/>
      <style:text-properties fo:font-weight="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7.5cm" style:type="center"/>
          <style:tab-stop style:position="15cm" style:type="right"/>
        </style:tab-stops>
      </style:paragraph-properties>
    </style:style>
    <style:style style:name="DokumentVersion" style:family="paragraph" style:parent-style-name="DokumentName" style:next-style-name="Standard">
      <style:paragraph-properties fo:margin-top="1.499cm" fo:margin-bottom="0cm" style:contextual-spacing="false"/>
    </style:style>
    <style:style style:name="WW8NumSt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Page_20_Number" style:display-name="Page Number" style:family="text" style:parent-style-name="Absatz-Standardschriftar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loext:num-list-format="*" style:num-suffix="*"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loext:num-list-format="%1%" style:num-prefix="" style:num-format="1">
        <style:list-level-properties text:min-label-width="0.499cm"/>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bullet text:level="1" text:style-name="Bullet_20_Symbols" loext:num-list-format="%1%" text:bullet-char="•">
        <style:list-level-properties text:min-label-width="0.499cm"/>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2">
      <text:list-level-style-number text:level="1" loext:num-list-format="%1%" style:num-prefix="" style:num-format="1">
        <style:list-level-properties text:min-label-width="0.499cm"/>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5.503cm" style:type="right"/>
        </style:tab-stops>
      </style:paragraph-properties>
    </style:style>
    <style:style style:name="MP2" style:family="paragraph">
      <loext:graphic-properties draw:fill="none" draw:fill-color="#ffffff"/>
      <style:paragraph-properties fo:text-align="center"/>
    </style:style>
    <style:style style:name="MP3" style:family="paragraph" style:parent-style-name="Footer">
      <style:paragraph-properties fo:margin-top="0.635cm" fo:margin-bottom="0cm" style:contextual-spacing="false" fo:text-align="center" style:justify-single-word="false"/>
      <style:text-properties officeooo:paragraph-rsid="011395c9"/>
    </style:style>
    <style:style style:name="MP4" style:family="paragraph" style:parent-style-name="Header">
      <style:paragraph-properties fo:margin-left="0cm" fo:margin-right="0.635cm" fo:text-indent="0cm" style:auto-text-indent="false">
        <style:tab-stops>
          <style:tab-stop style:position="15.503cm" style:type="right"/>
        </style:tab-stops>
      </style:paragraph-properties>
      <style:text-properties style:font-name="HELVETICA" fo:font-size="10pt" fo:font-weight="bold" style:font-size-asian="10pt" style:font-weight-asian="bold" style:font-name-complex="HELVETICA"/>
    </style:style>
    <style:style style:name="MP5" style:family="paragraph" style:parent-style-name="Footer">
      <style:paragraph-properties fo:margin-top="0.635cm" fo:margin-bottom="0cm" style:contextual-spacing="false" fo:text-align="center" style:justify-single-word="false"/>
      <style:text-properties fo:language="en" fo:country="US"/>
    </style:style>
    <style:style style:name="MP6" style:family="paragraph" style:parent-style-name="Footer">
      <style:paragraph-properties fo:margin-top="0.635cm" fo:margin-bottom="0cm" style:contextual-spacing="false" fo:text-align="center" style:justify-single-word="false"/>
    </style:style>
    <style:style style:name="MT1" style:family="text">
      <style:text-properties style:font-name="HELVETICA" fo:font-size="10pt" fo:language="en" fo:country="US" fo:font-weight="bold" officeooo:rsid="00187a31" style:font-size-asian="10pt" style:font-weight-asian="bold" style:font-name-complex="HELVETICA"/>
    </style:style>
    <style:style style:name="MT2" style:family="text">
      <style:text-properties style:font-name="HELVETICA" fo:font-size="10pt" fo:language="en" fo:country="US" fo:font-weight="bold" officeooo:rsid="0019f2af" style:font-size-asian="10pt" style:font-weight-asian="bold" style:font-name-complex="HELVETICA"/>
    </style:style>
    <style:style style:name="MT3" style:family="text">
      <style:text-properties style:font-name="HELVETICA" fo:font-size="10pt" fo:language="en" fo:country="US" fo:font-weight="bold" style:font-size-asian="10pt" style:font-weight-asian="bold" style:font-name-complex="HELVETICA"/>
    </style:style>
    <style:style style:name="MT4" style:family="text">
      <style:text-properties style:font-name="HELVETICA" fo:font-size="10pt" fo:font-weight="bold" officeooo:rsid="011395c9" style:font-size-asian="10pt" style:font-weight-asian="bold" style:font-name-complex="HELVETICA"/>
    </style:style>
    <style:style style:name="MT5" style:family="text">
      <style:text-properties style:font-name="HELVETICA" fo:font-size="10pt" fo:font-weight="bold" style:font-size-asian="10pt" style:font-weight-asian="bold" style:font-name-complex="HELVETICA"/>
    </style:style>
    <style:style style:name="MT6" style:family="text">
      <style:text-properties fo:language="en" fo:country="US" officeooo:rsid="00ccf5fc"/>
    </style:style>
    <style:style style:name="MT7" style:family="text">
      <style:text-properties fo:language="en" fo:country="US" officeooo:rsid="0019f2af"/>
    </style:style>
    <style:style style:name="MT8" style:family="text">
      <style:text-properties style:font-name="HELVETICA" fo:font-size="10pt" fo:font-weight="bold" officeooo:rsid="0147ca6c" style:font-size-asian="10pt" style:font-weight-asian="bold" style:font-name-complex="HELVETICA"/>
    </style:style>
    <style:style style:name="MT9" style:family="text">
      <style:text-properties fo:language="en" fo:country="US" officeooo:rsid="0044e4d6"/>
    </style:style>
    <style:style style:name="MT10" style:family="text">
      <style:text-properties style:font-name="HELVETICA" fo:font-size="10pt" fo:font-weight="bold" officeooo:rsid="01154c76" style:font-size-asian="10pt" style:font-weight-asian="bold" style:font-name-complex="HELVETICA"/>
    </style:style>
    <style:style style:name="MT11" style:family="text">
      <style:text-properties officeooo:rsid="00469b18"/>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Mgr1" style:family="graphic">
      <style:graphic-properties draw:stroke="solid" svg:stroke-width="0.018cm" svg:stroke-color="#000000" draw:stroke-linejoin="miter"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background" style:wrap="run-through" style:number-wrapped-paragraphs="no-limit" style:vertical-pos="from-top" style:vertical-rel="page-content"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3cm" fo:margin-bottom="3cm" fo:margin-left="3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3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1.501cm" fo:margin-bottom="1cm" fo:margin-left="3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1cm" fo:background-color="transparent" style:dynamic-spacing="true" draw:fill="none" draw:fill-color="#729fcf"/>
      </style:header-style>
      <style:footer-style>
        <style:header-footer-properties fo:min-height="2cm" fo:margin-left="0cm" fo:margin-right="0cm" fo:margin-top="1.901cm" style:dynamic-spacing="true"/>
      </style:footer-style>
    </style:page-layout>
    <style:page-layout style:name="Mpm4">
      <style:page-layout-properties fo:page-width="21.001cm" fo:page-height="29.7cm" style:num-format="1" style:print-orientation="portrait" fo:margin-top="1.501cm" fo:margin-bottom="1cm" fo:margin-left="3cm" fo:margin-right="2.501cm" style:writing-mode="lr-tb" style:layout-grid-color="#c0c0c0" style:layout-grid-lines="37" style:layout-grid-base-height="0.635cm" style:layout-grid-ruby-height="0.035cm" style:layout-grid-mode="none" style:layout-grid-ruby-below="false" style:layout-grid-print="false" style:layout-grid-display="false" style:layout-grid-base-width="0.388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1cm" fo:background-color="transparent" style:dynamic-spacing="true" draw:fill="none" draw:fill-color="#729fcf"/>
      </style:header-style>
      <style:footer-style>
        <style:header-footer-properties fo:min-height="2cm" fo:margin-left="0cm" fo:margin-right="0cm" fo:margin-top="1.9cm" fo:background-color="transparent" style:dynamic-spacing="true" draw:fill="none" draw:fill-color="#729fcf"/>
      </style:footer-style>
    </style:page-layout>
    <style:page-layout style:name="Mpm5">
      <style:page-layout-properties fo:page-width="21.001cm" fo:page-height="29.7cm" style:num-format="1" style:print-orientation="portrait" fo:margin-top="1.501cm" fo:margin-bottom="1cm" fo:margin-left="3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2cm" fo:margin-left="0cm" fo:margin-right="0cm" fo:margin-top="1.90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Konvertiert_20_1" style:display-name="Konvertiert 1" style:page-layout-name="Mpm2" draw:style-name="Mdp1"/>
    <style:master-page style:name="ChapterToc" style:page-layout-name="Mpm3" draw:style-name="Mdp1">
      <style:header>
        <text:p text:style-name="MP1"><draw:line text:anchor-type="char" draw:z-index="1" draw:name="Form1" draw:style-name="Mgr1" draw:text-style-name="MP2" svg:x1="0cm" svg:y1="-0.97cm" svg:x2="15.503cm" svg:y2="-0.968cm"><text:p/></draw:line><text:span text:style-name="MT1">Table of con</text:span><text:span text:style-name="MT2">t</text:span><text:span text:style-name="MT1">ents</text:span><text:span text:style-name="MT3"><text:tab/></text:span><text:span text:style-name="Page_20_Number"><text:span text:style-name="MT3"><text:page-number text:select-page="current">i</text:page-number></text:span></text:span></text:p>
      </style:header>
      <style:footer>
        <text:p text:style-name="MP3"><draw:line text:anchor-type="char" draw:z-index="0" draw:name="Form2" draw:style-name="Mgr1" draw:text-style-name="MP2" svg:x1="0cm" svg:y1="24.938cm" svg:x2="15.503cm" svg:y2="24.94cm"><text:p/></draw:line><text:span text:style-name="MT4">ISSAI</text:span><text:span text:style-name="MT5"> <text:s/>- <text:s/></text:span><text:span text:style-name="MT5"><text:title>Requirement Specification</text:title></text:span></text:p>
      </style:footer>
    </style:master-page>
    <style:master-page style:name="ChapterGlossary" style:page-layout-name="Mpm4" draw:style-name="Mdp1">
      <style:header>
        <text:p text:style-name="MP4"><draw:frame draw:style-name="Mfr1" draw:name="Rahmen1" text:anchor-type="paragraph" svg:y="0.002cm" draw:z-index="46"><draw:text-box fo:min-height="0.058cm" fo:min-width="0.041cm"><text:p text:style-name="Header"><text:span text:style-name="Page_20_Number"><text:span text:style-name="MT5"><text:page-number text:select-page="current">18</text:page-number></text:span></text:span></text:p></draw:text-box></draw:frame><draw:line text:anchor-type="char" draw:z-index="4" draw:name="Form3" draw:style-name="Mgr1" draw:text-style-name="MP2" svg:x1="0cm" svg:y1="-0.97cm" svg:x2="15.503cm" svg:y2="-0.968cm"><text:p/></draw:line><text:span text:style-name="MT6">G</text:span><text:span text:style-name="MT7">lossary</text:span></text:p>
      </style:header>
      <style:footer>
        <text:p text:style-name="MP5"><draw:line text:anchor-type="char" draw:z-index="25" draw:name="Form4" draw:style-name="Mgr1" draw:text-style-name="MP2" svg:x1="0cm" svg:y1="24.938cm" svg:x2="15.503cm" svg:y2="24.94cm"><text:p/></draw:line><text:span text:style-name="MT8">ISSAI</text:span><text:span text:style-name="MT5"> <text:s/>- <text:s/></text:span><text:span text:style-name="MT5"><text:title>Requirement Specification</text:title></text:span></text:p>
      </style:footer>
    </style:master-page>
    <style:master-page style:name="ChapterAim" style:page-layout-name="Mpm5" draw:style-name="Mdp1">
      <style:header>
        <text:p text:style-name="MP4"><draw:frame draw:style-name="Mfr1" draw:name="Rahmen2" text:anchor-type="paragraph" svg:y="0.002cm" draw:z-index="60"><draw:text-box fo:min-height="0.058cm" fo:min-width="0.041cm"><text:p text:style-name="Header"><text:span text:style-name="Page_20_Number"><text:span text:style-name="MT5"><text:page-number text:select-page="current">2</text:page-number></text:span></text:span></text:p></draw:text-box></draw:frame><draw:line text:anchor-type="char" draw:z-index="5" draw:name="Form5" draw:style-name="Mgr1" draw:text-style-name="MP2" svg:x1="0cm" svg:y1="-0.97cm" svg:x2="15.503cm" svg:y2="-0.968cm"><text:p/></draw:line><text:span text:style-name="MT9">Aim of the project</text:span><text:tab/><text:tab/></text:p>
      </style:header>
      <style:footer>
        <text:p text:style-name="MP5"><draw:line text:anchor-type="char" draw:z-index="26" draw:name="Form6" draw:style-name="Mgr1" draw:text-style-name="MP2" svg:x1="0cm" svg:y1="24.938cm" svg:x2="15.503cm" svg:y2="24.94cm"><text:p/></draw:line><text:span text:style-name="MT10">ISSAI</text:span><text:span text:style-name="MT5"> <text:s/>- <text:s/></text:span><text:span text:style-name="MT5"><text:title>Requirement Specification</text:title></text:span></text:p>
      </style:footer>
    </style:master-page>
    <style:master-page style:name="ChapterReq" style:page-layout-name="Mpm5" draw:style-name="Mdp1">
      <style:header>
        <text:p text:style-name="MP4"><draw:frame draw:style-name="Mfr1" draw:name="Rahmen3" text:anchor-type="paragraph" svg:y="0.002cm" draw:z-index="59"><draw:text-box fo:min-height="0.058cm" fo:min-width="0.041cm"><text:p text:style-name="Header"><text:span text:style-name="Page_20_Number"><text:span text:style-name="MT5"><text:page-number text:select-page="current">15</text:page-number></text:span></text:span></text:p></draw:text-box></draw:frame><draw:line text:anchor-type="char" draw:z-index="18" draw:name="Form7" draw:style-name="Mgr1" draw:text-style-name="MP2" svg:x1="0cm" svg:y1="-0.97cm" svg:x2="15.503cm" svg:y2="-0.968cm"><text:p/></draw:line><text:span text:style-name="MT11">Requirements</text:span><text:tab/><text:tab/></text:p>
      </style:header>
      <style:footer>
        <text:p text:style-name="MP6"><draw:line text:anchor-type="char" draw:z-index="39" draw:name="Form8" draw:style-name="Mgr1" draw:text-style-name="MP2" svg:x1="0cm" svg:y1="24.938cm" svg:x2="15.503cm" svg:y2="24.94cm"><text:p/></draw:line><text:span text:style-name="MT10">ISSAI</text:span><text:span text:style-name="MT5"> <text:s/>- <text:s/></text:span><text:span text:style-name="MT5"><text:title>Requirement Specification</text:title></text:span></text:p>
      </style:footer>
    </style:master-page>
    <style:master-page style:name="Konvertiert_20_6" style:display-name="Konvertiert 6" style:page-layout-name="Mpm5" draw:style-name="Mdp1">
      <style:header>
        <text:p text:style-name="MP4"><draw:frame draw:style-name="Mfr1" draw:name="Rahmen4" text:anchor-type="paragraph" svg:y="0.002cm" draw:z-index="0"><draw:text-box fo:min-height="0.058cm" fo:min-width="0.041cm"><text:p text:style-name="Header"><text:span text:style-name="Page_20_Number"><text:span text:style-name="MT5"><text:page-number text:select-page="current">0</text:page-number></text:span></text:span></text:p></draw:text-box></draw:frame><draw:line text:anchor-type="char" draw:z-index="19" draw:name="Form9" draw:style-name="Mgr1" draw:text-style-name="MP2" svg:x1="0cm" svg:y1="-0.97cm" svg:x2="15.503cm" svg:y2="-0.968cm"><text:p/></draw:line>Dokumentation<text:tab/><text:tab/></text:p>
      </style:header>
      <style:footer>
        <text:p text:style-name="MP6"><draw:line text:anchor-type="char" draw:z-index="40" draw:name="Form10" draw:style-name="Mgr1" draw:text-style-name="MP2" svg:x1="0cm" svg:y1="24.938cm" svg:x2="15.503cm" svg:y2="24.94cm"><text:p/></draw:line><text:span text:style-name="MT5">ARIADNE <text:s/>- <text:s/></text:span><text:span text:style-name="MT5"><text:title>Requirement Specification</text:title></text:span></text:p>
      </style:footer>
    </style:master-page>
    <style:master-page style:name="Konvertiert_20_7" style:display-name="Konvertiert 7" style:page-layout-name="Mpm5" draw:style-name="Mdp1">
      <style:header>
        <text:p text:style-name="MP4"><draw:frame draw:style-name="Mfr1" draw:name="Rahmen5" text:anchor-type="paragraph" svg:y="0.002cm" draw:z-index="0"><draw:text-box fo:min-height="0.058cm" fo:min-width="0.041cm"><text:p text:style-name="Header"><text:span text:style-name="Page_20_Number"><text:span text:style-name="MT5"><text:page-number text:select-page="current">0</text:page-number></text:span></text:span></text:p></draw:text-box></draw:frame><draw:line text:anchor-type="char" draw:z-index="20" draw:name="Form11" draw:style-name="Mgr1" draw:text-style-name="MP2" svg:x1="0cm" svg:y1="-0.97cm" svg:x2="15.503cm" svg:y2="-0.968cm"><text:p/></draw:line>Unterstützte Plattformen<text:tab/><text:tab/></text:p>
      </style:header>
      <style:footer>
        <text:p text:style-name="MP6"><draw:line text:anchor-type="char" draw:z-index="41" draw:name="Form12" draw:style-name="Mgr1" draw:text-style-name="MP2" svg:x1="0cm" svg:y1="24.938cm" svg:x2="15.503cm" svg:y2="24.94cm"><text:p/></draw:line><text:span text:style-name="MT5">ARIADNE <text:s/>- <text:s/></text:span><text:span text:style-name="MT5"><text:title>Requirement Specification</text:title></text:span></text:p>
      </style:footer>
    </style:master-page>
    <style:master-page style:name="Konvertiert_20_8" style:display-name="Konvertiert 8" style:page-layout-name="Mpm5" draw:style-name="Mdp1">
      <style:header>
        <text:p text:style-name="MP4"><draw:frame draw:style-name="Mfr1" draw:name="Rahmen6" text:anchor-type="paragraph" svg:y="0.002cm" draw:z-index="0"><draw:text-box fo:min-height="0.058cm" fo:min-width="0.041cm"><text:p text:style-name="Header"><text:span text:style-name="Page_20_Number"><text:span text:style-name="MT5"><text:page-number text:select-page="current">0</text:page-number></text:span></text:span></text:p></draw:text-box></draw:frame><draw:line text:anchor-type="char" draw:z-index="21" draw:name="Form13" draw:style-name="Mgr1" draw:text-style-name="MP2" svg:x1="0cm" svg:y1="-0.97cm" svg:x2="15.503cm" svg:y2="-0.968cm"><text:p/></draw:line>Entwicklungswerkzeuge<text:tab/><text:tab/></text:p>
      </style:header>
      <style:footer>
        <text:p text:style-name="MP6"><draw:line text:anchor-type="char" draw:z-index="42" draw:name="Form14" draw:style-name="Mgr1" draw:text-style-name="MP2" svg:x1="0cm" svg:y1="24.938cm" svg:x2="15.503cm" svg:y2="24.94cm"><text:p/></draw:line><text:span text:style-name="MT5">ARIADNE <text:s/>- <text:s/></text:span><text:span text:style-name="MT5"><text:title>Requirement Specification</text:title></text:span></text:p>
      </style:footer>
    </style:master-page>
    <style:master-page style:name="Konvertiert_20_9" style:display-name="Konvertiert 9" style:page-layout-name="Mpm5" draw:style-name="Mdp1">
      <style:header>
        <text:p text:style-name="MP4"><draw:frame draw:style-name="Mfr1" draw:name="Rahmen7" text:anchor-type="paragraph" svg:y="0.002cm" draw:z-index="0"><draw:text-box fo:min-height="0.058cm" fo:min-width="0.041cm"><text:p text:style-name="Header"><text:span text:style-name="Page_20_Number"><text:span text:style-name="MT5"><text:page-number text:select-page="current">0</text:page-number></text:span></text:span></text:p></draw:text-box></draw:frame><draw:line text:anchor-type="char" draw:z-index="22" draw:name="Form15" draw:style-name="Mgr1" draw:text-style-name="MP2" svg:x1="0cm" svg:y1="-0.97cm" svg:x2="15.503cm" svg:y2="-0.968cm"><text:p/></draw:line>Geltungsbereich<text:tab/><text:tab/></text:p>
      </style:header>
      <style:footer>
        <text:p text:style-name="MP6"><draw:line text:anchor-type="char" draw:z-index="43" draw:name="Form16" draw:style-name="Mgr1" draw:text-style-name="MP2" svg:x1="0cm" svg:y1="24.938cm" svg:x2="15.503cm" svg:y2="24.94cm"><text:p/></draw:line><text:span text:style-name="MT5">ARIADNE <text:s/>- <text:s/></text:span><text:span text:style-name="MT5"><text:title>Requirement Specification</text:titl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equirement Specification</dc:title>
    <meta:initial-creator>Frank Sommer</meta:initial-creator>
    <meta:creation-date>1998-01-24T18:11:00</meta:creation-date>
    <dc:date>2023-07-26T12:49:55.038327737</dc:date>
    <meta:editing-cycles>282</meta:editing-cycles>
    <meta:generator>LibreOffice/7.5.5.2$Linux_X86_64 LibreOffice_project/50$Build-2</meta:generator>
    <meta:editing-duration>PT23H33M22S</meta:editing-duration>
    <meta:document-statistic meta:table-count="0" meta:image-count="0" meta:object-count="0" meta:page-count="20" meta:paragraph-count="356" meta:word-count="5479" meta:character-count="34511" meta:non-whitespace-character-count="29358"/>
    <meta:user-defined meta:name="DocumentVersion">0.1</meta:user-defined>
  </office:meta>
</office:document-meta>
</file>